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Valszám" style:family="table">
      <style:table-properties style:width="17cm" table:align="margins"/>
    </style:style>
    <style:style style:name="Valszám.A" style:family="table-column">
      <style:table-column-properties style:column-width="8.5cm" style:rel-column-width="32767*"/>
    </style:style>
    <style:style style:name="Valszám.B" style:family="table-column">
      <style:table-column-properties style:column-width="8.5cm" style:rel-column-width="32768*"/>
    </style:style>
    <style:style style:name="Valszám.A1" style:family="table-cell">
      <style:table-cell-properties fo:padding="0.097cm" fo:border-left="0.05pt solid #000000" fo:border-right="none" fo:border-top="0.05pt solid #000000" fo:border-bottom="0.05pt solid #000000"/>
    </style:style>
    <style:style style:name="Valszám.B1" style:family="table-cell">
      <style:table-cell-properties fo:padding="0.097cm" fo:border="0.05pt solid #000000"/>
    </style:style>
    <style:style style:name="Valszám.A2" style:family="table-cell">
      <style:table-cell-properties fo:padding="0.097cm" fo:border-left="0.05pt solid #000000" fo:border-right="none" fo:border-top="none" fo:border-bottom="0.05pt solid #000000"/>
    </style:style>
    <style:style style:name="Valszám.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df0b0" officeooo:paragraph-rsid="000df0b0"/>
    </style:style>
    <style:style style:name="P2" style:family="paragraph" style:parent-style-name="Text_20_body">
      <style:paragraph-properties fo:text-align="justify" style:justify-single-word="false"/>
      <style:text-properties officeooo:rsid="0010b342" officeooo:paragraph-rsid="0010b342"/>
    </style:style>
    <style:style style:name="P3" style:family="paragraph" style:parent-style-name="Text_20_body">
      <style:paragraph-properties fo:text-align="justify" style:justify-single-word="false"/>
      <style:text-properties officeooo:rsid="0010f5dd" officeooo:paragraph-rsid="0010f5dd"/>
    </style:style>
    <style:style style:name="P4" style:family="paragraph" style:parent-style-name="Text_20_body">
      <style:paragraph-properties fo:text-align="justify" style:justify-single-word="false"/>
      <style:text-properties officeooo:rsid="00130634" officeooo:paragraph-rsid="00130634"/>
    </style:style>
    <style:style style:name="P5" style:family="paragraph" style:parent-style-name="Text_20_body">
      <style:paragraph-properties fo:text-align="justify" style:justify-single-word="false"/>
      <style:text-properties officeooo:rsid="0013c7f7" officeooo:paragraph-rsid="0013c7f7"/>
    </style:style>
    <style:style style:name="P6" style:family="paragraph" style:parent-style-name="Text_20_body">
      <style:paragraph-properties fo:text-align="justify" style:justify-single-word="false"/>
      <style:text-properties officeooo:rsid="0016053d" officeooo:paragraph-rsid="001c2594"/>
    </style:style>
    <style:style style:name="P7" style:family="paragraph" style:parent-style-name="Text_20_body">
      <style:paragraph-properties fo:text-align="justify" style:justify-single-word="false"/>
      <style:text-properties officeooo:rsid="00171332" officeooo:paragraph-rsid="00171332"/>
    </style:style>
    <style:style style:name="P8" style:family="paragraph" style:parent-style-name="Text_20_body">
      <style:paragraph-properties fo:text-align="justify" style:justify-single-word="false"/>
      <style:text-properties officeooo:rsid="0017af09" officeooo:paragraph-rsid="0017af09"/>
    </style:style>
    <style:style style:name="P9" style:family="paragraph" style:parent-style-name="Text_20_body">
      <style:paragraph-properties fo:text-align="justify" style:justify-single-word="false"/>
      <style:text-properties officeooo:rsid="00198d95" officeooo:paragraph-rsid="00198d95"/>
    </style:style>
    <style:style style:name="P10" style:family="paragraph" style:parent-style-name="Text_20_body">
      <style:paragraph-properties fo:text-align="justify" style:justify-single-word="false"/>
      <style:text-properties officeooo:rsid="001a8486" officeooo:paragraph-rsid="001a8486"/>
    </style:style>
    <style:style style:name="P11" style:family="paragraph" style:parent-style-name="Text_20_body">
      <style:paragraph-properties fo:text-align="justify" style:justify-single-word="false"/>
      <style:text-properties officeooo:rsid="001c2594" officeooo:paragraph-rsid="001d5df2"/>
    </style:style>
    <style:style style:name="P12" style:family="paragraph" style:parent-style-name="Text_20_body">
      <style:paragraph-properties fo:text-align="justify" style:justify-single-word="false"/>
      <style:text-properties officeooo:rsid="001cbdf0" officeooo:paragraph-rsid="001cbdf0"/>
    </style:style>
    <style:style style:name="P13" style:family="paragraph" style:parent-style-name="Text_20_body">
      <style:text-properties officeooo:rsid="001d5df2" officeooo:paragraph-rsid="001d5df2"/>
    </style:style>
    <style:style style:name="P14" style:family="paragraph" style:parent-style-name="Text_20_body">
      <style:paragraph-properties fo:text-align="justify" style:justify-single-word="false"/>
      <style:text-properties officeooo:rsid="001d5df2" officeooo:paragraph-rsid="001d5df2"/>
    </style:style>
    <style:style style:name="P15" style:family="paragraph" style:parent-style-name="Text_20_body">
      <style:text-properties officeooo:rsid="001d9d04" officeooo:paragraph-rsid="001d9d04"/>
    </style:style>
    <style:style style:name="P16" style:family="paragraph" style:parent-style-name="Text_20_body">
      <style:paragraph-properties fo:text-align="justify" style:justify-single-word="false"/>
      <style:text-properties officeooo:rsid="001d9d04" officeooo:paragraph-rsid="001d9d04"/>
    </style:style>
    <style:style style:name="P17" style:family="paragraph" style:parent-style-name="Text_20_body">
      <style:paragraph-properties fo:text-align="justify" style:justify-single-word="false"/>
      <style:text-properties officeooo:rsid="001c8018" officeooo:paragraph-rsid="001d5df2"/>
    </style:style>
    <style:style style:name="P18" style:family="paragraph" style:parent-style-name="Text_20_body">
      <style:paragraph-properties fo:text-align="justify" style:justify-single-word="false"/>
      <style:text-properties officeooo:rsid="0022febe" officeooo:paragraph-rsid="002fca62"/>
    </style:style>
    <style:style style:name="P19" style:family="paragraph" style:parent-style-name="Text_20_body">
      <style:paragraph-properties fo:text-align="justify" style:justify-single-word="false"/>
      <style:text-properties officeooo:rsid="0024547f" officeooo:paragraph-rsid="0024547f"/>
    </style:style>
    <style:style style:name="P20" style:family="paragraph" style:parent-style-name="Text_20_body">
      <style:paragraph-properties fo:text-align="justify" style:justify-single-word="false"/>
      <style:text-properties officeooo:rsid="00258943" officeooo:paragraph-rsid="00258943"/>
    </style:style>
    <style:style style:name="P21" style:family="paragraph" style:parent-style-name="Text_20_body">
      <style:paragraph-properties fo:text-align="justify" style:justify-single-word="false"/>
      <style:text-properties officeooo:rsid="0025a7ed" officeooo:paragraph-rsid="0025a7ed"/>
    </style:style>
    <style:style style:name="P22" style:family="paragraph" style:parent-style-name="Text_20_body">
      <style:text-properties officeooo:rsid="00338936" officeooo:paragraph-rsid="00338936"/>
    </style:style>
    <style:style style:name="P23" style:family="paragraph" style:parent-style-name="Text_20_body">
      <style:paragraph-properties fo:text-align="justify" style:justify-single-word="false"/>
      <style:text-properties officeooo:rsid="00338936" officeooo:paragraph-rsid="00338936"/>
    </style:style>
    <style:style style:name="P24" style:family="paragraph" style:parent-style-name="Text_20_body">
      <style:paragraph-properties fo:text-align="justify" style:justify-single-word="false"/>
      <style:text-properties officeooo:rsid="0033ca26" officeooo:paragraph-rsid="0033ca26"/>
    </style:style>
    <style:style style:name="P25" style:family="paragraph" style:parent-style-name="Text_20_body">
      <style:paragraph-properties fo:text-align="justify" style:justify-single-word="false"/>
      <style:text-properties officeooo:rsid="003857da" officeooo:paragraph-rsid="003857da"/>
    </style:style>
    <style:style style:name="P26" style:family="paragraph" style:parent-style-name="Text_20_body">
      <style:paragraph-properties fo:text-align="justify" style:justify-single-word="false"/>
      <style:text-properties officeooo:rsid="0039b633" officeooo:paragraph-rsid="0039b633"/>
    </style:style>
    <style:style style:name="P27" style:family="paragraph" style:parent-style-name="Text_20_body">
      <style:paragraph-properties fo:text-align="justify" style:justify-single-word="false"/>
      <style:text-properties officeooo:rsid="0042c689" officeooo:paragraph-rsid="0042c689"/>
    </style:style>
    <style:style style:name="P28" style:family="paragraph" style:parent-style-name="Text_20_body">
      <style:paragraph-properties fo:text-align="justify" style:justify-single-word="false"/>
      <style:text-properties officeooo:rsid="00446b26" officeooo:paragraph-rsid="00446b26"/>
    </style:style>
    <style:style style:name="P29" style:family="paragraph" style:parent-style-name="Text_20_body">
      <style:paragraph-properties fo:text-align="justify" style:justify-single-word="false"/>
      <style:text-properties officeooo:rsid="0044d7b2" officeooo:paragraph-rsid="0044d7b2"/>
    </style:style>
    <style:style style:name="P30" style:family="paragraph" style:parent-style-name="Text_20_body">
      <style:paragraph-properties fo:text-align="justify" style:justify-single-word="false"/>
      <style:text-properties officeooo:rsid="0045203f" officeooo:paragraph-rsid="0045203f"/>
    </style:style>
    <style:style style:name="P31" style:family="paragraph" style:parent-style-name="Text_20_body">
      <style:paragraph-properties fo:text-align="justify" style:justify-single-word="false"/>
      <style:text-properties officeooo:rsid="0046b7de" officeooo:paragraph-rsid="0046b7de"/>
    </style:style>
    <style:style style:name="P32" style:family="paragraph" style:parent-style-name="Text_20_body">
      <style:paragraph-properties fo:text-align="justify" style:justify-single-word="false"/>
      <style:text-properties officeooo:rsid="0046dd40" officeooo:paragraph-rsid="0046dd40"/>
    </style:style>
    <style:style style:name="P33" style:family="paragraph" style:parent-style-name="Text_20_body">
      <style:paragraph-properties fo:text-align="justify" style:justify-single-word="false"/>
      <style:text-properties officeooo:rsid="000dcf39" officeooo:paragraph-rsid="000dcf39"/>
    </style:style>
    <style:style style:name="P34" style:family="paragraph" style:parent-style-name="Text_20_body">
      <style:text-properties officeooo:rsid="000dcf39" officeooo:paragraph-rsid="000dcf39"/>
    </style:style>
    <style:style style:name="P35" style:family="paragraph" style:parent-style-name="Text_20_body">
      <style:paragraph-properties fo:text-align="justify" style:justify-single-word="false"/>
      <style:text-properties officeooo:rsid="00484b80" officeooo:paragraph-rsid="00484b80"/>
    </style:style>
    <style:style style:name="P36" style:family="paragraph" style:parent-style-name="Text_20_body">
      <style:text-properties officeooo:rsid="00496644" officeooo:paragraph-rsid="00496644"/>
    </style:style>
    <style:style style:name="P37" style:family="paragraph" style:parent-style-name="Text_20_body">
      <style:paragraph-properties fo:text-align="justify" style:justify-single-word="false"/>
      <style:text-properties officeooo:rsid="004ac90a" officeooo:paragraph-rsid="004ac90a"/>
    </style:style>
    <style:style style:name="P38" style:family="paragraph" style:parent-style-name="Text_20_body">
      <style:paragraph-properties fo:text-align="justify" style:justify-single-word="false"/>
      <style:text-properties officeooo:rsid="004ac90a" officeooo:paragraph-rsid="00592e94"/>
    </style:style>
    <style:style style:name="P39" style:family="paragraph" style:parent-style-name="Text_20_body">
      <style:paragraph-properties fo:text-align="justify" style:justify-single-word="false"/>
      <style:text-properties officeooo:rsid="004b3f40" officeooo:paragraph-rsid="004b3f40"/>
    </style:style>
    <style:style style:name="P40" style:family="paragraph" style:parent-style-name="Text_20_body">
      <style:text-properties officeooo:rsid="004b524a" officeooo:paragraph-rsid="004b524a"/>
    </style:style>
    <style:style style:name="P41" style:family="paragraph" style:parent-style-name="Text_20_body">
      <style:paragraph-properties fo:text-align="justify" style:justify-single-word="false"/>
      <style:text-properties officeooo:rsid="004b524a" officeooo:paragraph-rsid="004b524a"/>
    </style:style>
    <style:style style:name="P42" style:family="paragraph" style:parent-style-name="Text_20_body">
      <style:text-properties officeooo:rsid="0052ea5a" officeooo:paragraph-rsid="0052ea5a"/>
    </style:style>
    <style:style style:name="P43" style:family="paragraph" style:parent-style-name="Text_20_body">
      <style:text-properties officeooo:rsid="005a2cbc" officeooo:paragraph-rsid="005a2cbc"/>
    </style:style>
    <style:style style:name="P44" style:family="paragraph" style:parent-style-name="Title">
      <style:text-properties officeooo:rsid="000c486d" officeooo:paragraph-rsid="000c486d"/>
    </style:style>
    <style:style style:name="P45" style:family="paragraph" style:parent-style-name="Title">
      <style:text-properties officeooo:rsid="001083c7" officeooo:paragraph-rsid="001083c7"/>
    </style:style>
    <style:style style:name="P46" style:family="paragraph" style:parent-style-name="Table_20_Contents">
      <style:paragraph-properties fo:text-align="justify" style:justify-single-word="false"/>
    </style:style>
    <style:style style:name="P47" style:family="paragraph" style:parent-style-name="Table_20_Contents">
      <style:paragraph-properties fo:text-align="justify" style:justify-single-word="false"/>
      <style:text-properties officeooo:rsid="00484b80" officeooo:paragraph-rsid="00484b80"/>
    </style:style>
    <style:style style:name="P48" style:family="paragraph" style:parent-style-name="Table_20_Contents">
      <style:paragraph-properties fo:text-align="center" style:justify-single-word="false"/>
      <style:text-properties fo:font-weight="bold" officeooo:rsid="00484b80" officeooo:paragraph-rsid="00484b80" style:font-weight-asian="bold" style:font-weight-complex="bold"/>
    </style:style>
    <style:style style:name="P49" style:family="paragraph" style:parent-style-name="Text_20_body">
      <style:paragraph-properties fo:text-align="justify" style:justify-single-word="false"/>
      <style:text-properties officeooo:rsid="000dcf39"/>
    </style:style>
    <style:style style:name="P50" style:family="paragraph" style:parent-style-name="Text_20_body" style:list-style-name="L1">
      <style:text-properties officeooo:rsid="00496644" officeooo:paragraph-rsid="00496644"/>
    </style:style>
    <style:style style:name="P51" style:family="paragraph" style:parent-style-name="Text_20_body" style:list-style-name="L1">
      <style:paragraph-properties fo:text-align="justify" style:justify-single-word="false"/>
      <style:text-properties officeooo:rsid="00496644" officeooo:paragraph-rsid="00496644"/>
    </style:style>
    <style:style style:name="P52" style:family="paragraph" style:parent-style-name="Text_20_body">
      <style:paragraph-properties fo:text-align="justify" style:justify-single-word="false"/>
      <style:text-properties officeooo:rsid="004ac90a" officeooo:paragraph-rsid="004ac90a"/>
    </style:style>
    <style:style style:name="P53" style:family="paragraph" style:parent-style-name="Text_20_body">
      <style:text-properties officeooo:rsid="005bf880" officeooo:paragraph-rsid="005bf880"/>
    </style:style>
    <style:style style:name="P54" style:family="paragraph" style:parent-style-name="Text_20_body">
      <style:paragraph-properties fo:text-align="justify" style:justify-single-word="false"/>
      <style:text-properties officeooo:rsid="005bf880" officeooo:paragraph-rsid="005bf880"/>
    </style:style>
    <style:style style:name="P55" style:family="paragraph" style:parent-style-name="Heading_20_1" style:list-style-name="">
      <style:text-properties officeooo:rsid="000c486d" officeooo:paragraph-rsid="000c486d"/>
    </style:style>
    <style:style style:name="P56" style:family="paragraph" style:parent-style-name="Heading_20_1">
      <style:text-properties officeooo:rsid="000c486d" officeooo:paragraph-rsid="000c486d"/>
    </style:style>
    <style:style style:name="P57" style:family="paragraph" style:parent-style-name="Heading_20_1">
      <style:paragraph-properties fo:break-before="page"/>
      <style:text-properties officeooo:rsid="000c486d" officeooo:paragraph-rsid="000c486d"/>
    </style:style>
    <style:style style:name="P58" style:family="paragraph" style:parent-style-name="Heading_20_2">
      <style:text-properties officeooo:rsid="000dcf39" officeooo:paragraph-rsid="000dcf39"/>
    </style:style>
    <style:style style:name="P59" style:family="paragraph" style:parent-style-name="Heading_20_2">
      <style:text-properties officeooo:rsid="000dcf39" officeooo:paragraph-rsid="000df0b0"/>
    </style:style>
    <style:style style:name="P60" style:family="paragraph" style:parent-style-name="Heading_20_2">
      <style:text-properties officeooo:rsid="0046dd40" officeooo:paragraph-rsid="0046dd40"/>
    </style:style>
    <style:style style:name="P61" style:family="paragraph" style:parent-style-name="Heading_20_2">
      <style:text-properties officeooo:paragraph-rsid="000df0b0"/>
    </style:style>
    <style:style style:name="P62" style:family="paragraph" style:parent-style-name="Heading_20_2">
      <style:text-properties officeooo:rsid="000df0b0" officeooo:paragraph-rsid="000df0b0"/>
    </style:style>
    <style:style style:name="P63" style:family="paragraph" style:parent-style-name="Heading_20_2">
      <style:text-properties officeooo:rsid="000df0b0" officeooo:paragraph-rsid="005a2cbc"/>
    </style:style>
    <style:style style:name="P64" style:family="paragraph" style:parent-style-name="Heading_20_2">
      <style:text-properties officeooo:rsid="000df0b0" officeooo:paragraph-rsid="00171332"/>
    </style:style>
    <style:style style:name="P65" style:family="paragraph" style:parent-style-name="Heading_20_2">
      <style:text-properties officeooo:rsid="0042c689" officeooo:paragraph-rsid="0042c689"/>
    </style:style>
    <style:style style:name="P66" style:family="paragraph" style:parent-style-name="Heading_20_2">
      <style:text-properties officeooo:paragraph-rsid="000c486d"/>
    </style:style>
    <style:style style:name="P67" style:family="paragraph" style:parent-style-name="Heading_20_2">
      <style:text-properties officeooo:rsid="000c486d"/>
    </style:style>
    <style:style style:name="P68" style:family="paragraph" style:parent-style-name="Heading_20_2">
      <style:text-properties officeooo:rsid="000c486d" officeooo:paragraph-rsid="000c486d"/>
    </style:style>
    <style:style style:name="P69" style:family="paragraph" style:parent-style-name="Heading_20_2">
      <style:text-properties officeooo:rsid="000dfc6d" officeooo:paragraph-rsid="000dfc6d"/>
    </style:style>
    <style:style style:name="P70" style:family="paragraph" style:parent-style-name="Heading_20_2">
      <style:text-properties officeooo:rsid="005bf880" officeooo:paragraph-rsid="005bf880"/>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Heading_20_3">
      <style:text-properties officeooo:rsid="0042c689" officeooo:paragraph-rsid="0042c689"/>
    </style:style>
    <style:style style:name="P73" style:family="paragraph" style:parent-style-name="Heading_20_3">
      <style:text-properties officeooo:rsid="000dfc6d"/>
    </style:style>
    <style:style style:name="P74" style:family="paragraph" style:parent-style-name="Heading_20_3">
      <style:text-properties officeooo:rsid="000dfc6d" officeooo:paragraph-rsid="000dfc6d"/>
    </style:style>
    <style:style style:name="P75" style:family="paragraph" style:parent-style-name="Heading_20_3">
      <style:text-properties officeooo:rsid="00258943" officeooo:paragraph-rsid="00258943"/>
    </style:style>
    <style:style style:name="P76" style:family="paragraph" style:parent-style-name="Heading_20_3">
      <style:text-properties officeooo:rsid="0010b342" officeooo:paragraph-rsid="0010b342"/>
    </style:style>
    <style:style style:name="P77" style:family="paragraph" style:parent-style-name="Heading_20_3">
      <style:text-properties officeooo:rsid="0010f5dd" officeooo:paragraph-rsid="0010f5dd"/>
    </style:style>
    <style:style style:name="P78" style:family="paragraph" style:parent-style-name="Heading_20_3">
      <style:text-properties officeooo:rsid="001d9d04" officeooo:paragraph-rsid="001d9d04"/>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dcf39"/>
    </style:style>
    <style:style style:name="T2" style:family="text">
      <style:text-properties officeooo:rsid="001083c7"/>
    </style:style>
    <style:style style:name="T3" style:family="text">
      <style:text-properties officeooo:rsid="0010f5dd"/>
    </style:style>
    <style:style style:name="T4" style:family="text">
      <style:text-properties officeooo:rsid="001205e5"/>
    </style:style>
    <style:style style:name="T5" style:family="text">
      <style:text-properties officeooo:rsid="0013c7f7"/>
    </style:style>
    <style:style style:name="T6" style:family="text">
      <style:text-properties officeooo:rsid="0017af09"/>
    </style:style>
    <style:style style:name="T7" style:family="text">
      <style:text-properties officeooo:rsid="001a8486"/>
    </style:style>
    <style:style style:name="T8" style:family="text">
      <style:text-properties officeooo:rsid="001c2594"/>
    </style:style>
    <style:style style:name="T9" style:family="text">
      <style:text-properties officeooo:rsid="001c8018"/>
    </style:style>
    <style:style style:name="T10" style:family="text">
      <style:text-properties officeooo:rsid="001d5df2"/>
    </style:style>
    <style:style style:name="T11" style:family="text">
      <style:text-properties officeooo:rsid="001f35ff"/>
    </style:style>
    <style:style style:name="T12" style:family="text">
      <style:text-properties officeooo:rsid="00202e0c"/>
    </style:style>
    <style:style style:name="T13" style:family="text">
      <style:text-properties officeooo:rsid="0020d7a4"/>
    </style:style>
    <style:style style:name="T14" style:family="text">
      <style:text-properties officeooo:rsid="0020eb21"/>
    </style:style>
    <style:style style:name="T15" style:family="text">
      <style:text-properties officeooo:rsid="0023acce"/>
    </style:style>
    <style:style style:name="T16" style:family="text">
      <style:text-properties officeooo:rsid="0024fe19"/>
    </style:style>
    <style:style style:name="T17" style:family="text">
      <style:text-properties officeooo:rsid="0025a7ed"/>
    </style:style>
    <style:style style:name="T18" style:family="text">
      <style:text-properties officeooo:rsid="0027622e"/>
    </style:style>
    <style:style style:name="T19" style:family="text">
      <style:text-properties officeooo:rsid="0029ac84"/>
    </style:style>
    <style:style style:name="T20" style:family="text">
      <style:text-properties officeooo:rsid="002a4c98"/>
    </style:style>
    <style:style style:name="T21" style:family="text">
      <style:text-properties officeooo:rsid="002bbe50"/>
    </style:style>
    <style:style style:name="T22" style:family="text">
      <style:text-properties officeooo:rsid="002cee66"/>
    </style:style>
    <style:style style:name="T23" style:family="text">
      <style:text-properties officeooo:rsid="002dda83"/>
    </style:style>
    <style:style style:name="T24" style:family="text">
      <style:text-properties officeooo:rsid="002f04e8"/>
    </style:style>
    <style:style style:name="T25" style:family="text">
      <style:text-properties officeooo:rsid="002fc4fb"/>
    </style:style>
    <style:style style:name="T26" style:family="text">
      <style:text-properties officeooo:rsid="002feb22"/>
    </style:style>
    <style:style style:name="T27" style:family="text">
      <style:text-properties officeooo:rsid="0031b5a8"/>
    </style:style>
    <style:style style:name="T28" style:family="text">
      <style:text-properties officeooo:rsid="00321501"/>
    </style:style>
    <style:style style:name="T29" style:family="text">
      <style:text-properties officeooo:rsid="00338936"/>
    </style:style>
    <style:style style:name="T30" style:family="text">
      <style:text-properties officeooo:rsid="0033ca26"/>
    </style:style>
    <style:style style:name="T31" style:family="text">
      <style:text-properties officeooo:rsid="00351894"/>
    </style:style>
    <style:style style:name="T32" style:family="text">
      <style:text-properties officeooo:rsid="00370d35"/>
    </style:style>
    <style:style style:name="T33" style:family="text">
      <style:text-properties officeooo:rsid="0039b633"/>
    </style:style>
    <style:style style:name="T34" style:family="text">
      <style:text-properties officeooo:rsid="003b72b0"/>
    </style:style>
    <style:style style:name="T35" style:family="text">
      <style:text-properties officeooo:rsid="003c5424"/>
    </style:style>
    <style:style style:name="T36" style:family="text">
      <style:text-properties officeooo:rsid="003dcc00"/>
    </style:style>
    <style:style style:name="T37" style:family="text">
      <style:text-properties officeooo:rsid="003f98b9"/>
    </style:style>
    <style:style style:name="T38" style:family="text">
      <style:text-properties officeooo:rsid="0042116f"/>
    </style:style>
    <style:style style:name="T39" style:family="text">
      <style:text-properties officeooo:rsid="00446b26"/>
    </style:style>
    <style:style style:name="T40" style:family="text">
      <style:text-properties officeooo:rsid="0044d7b2"/>
    </style:style>
    <style:style style:name="T41" style:family="text">
      <style:text-properties officeooo:rsid="0046b7de"/>
    </style:style>
    <style:style style:name="T42" style:family="text">
      <style:text-properties officeooo:rsid="0046dd40"/>
    </style:style>
    <style:style style:name="T43" style:family="text">
      <style:text-properties officeooo:rsid="0047c0b4"/>
    </style:style>
    <style:style style:name="T44" style:family="text">
      <style:text-properties officeooo:rsid="00496644"/>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fo:font-weight="normal" style:font-weight-asian="normal" style:font-weight-complex="normal"/>
    </style:style>
    <style:style style:name="T47" style:family="text">
      <style:text-properties fo:font-weight="bold" style:font-weight-asian="bold" style:font-weight-complex="bold"/>
    </style:style>
    <style:style style:name="T48" style:family="text">
      <style:text-properties fo:font-weight="bold" officeooo:rsid="00592e94" style:font-weight-asian="bold" style:font-weight-complex="bold"/>
    </style:style>
    <style:style style:name="T49" style:family="text">
      <style:text-properties fo:font-weight="normal" style:font-weight-asian="normal" style:font-weight-complex="normal"/>
    </style:style>
    <style:style style:name="T50" style:family="text">
      <style:text-properties fo:font-weight="normal" officeooo:rsid="004b3f40" style:font-weight-asian="normal" style:font-weight-complex="normal"/>
    </style:style>
    <style:style style:name="T51" style:family="text">
      <style:text-properties fo:font-weight="normal" officeooo:rsid="0055e5ba" style:font-weight-asian="normal" style:font-weight-complex="normal"/>
    </style:style>
    <style:style style:name="T52" style:family="text">
      <style:text-properties fo:font-weight="normal" officeooo:rsid="0057118f" style:font-weight-asian="normal" style:font-weight-complex="normal"/>
    </style:style>
    <style:style style:name="T53" style:family="text">
      <style:text-properties fo:font-weight="normal" officeooo:rsid="00578470" style:font-weight-asian="normal" style:font-weight-complex="normal"/>
    </style:style>
    <style:style style:name="T54" style:family="text">
      <style:text-properties officeooo:rsid="004b3f40"/>
    </style:style>
    <style:style style:name="T55" style:family="text">
      <style:text-properties officeooo:rsid="004b524a"/>
    </style:style>
    <style:style style:name="T56" style:family="text">
      <style:text-properties officeooo:rsid="004d609f"/>
    </style:style>
    <style:style style:name="T57" style:family="text">
      <style:text-properties officeooo:rsid="004f29af"/>
    </style:style>
    <style:style style:name="T58" style:family="text">
      <style:text-properties officeooo:rsid="0050ea31"/>
    </style:style>
    <style:style style:name="T59" style:family="text">
      <style:text-properties officeooo:rsid="00523890"/>
    </style:style>
    <style:style style:name="T60" style:family="text">
      <style:text-properties officeooo:rsid="005257d6"/>
    </style:style>
    <style:style style:name="T61" style:family="text">
      <style:text-properties officeooo:rsid="0053c1dc"/>
    </style:style>
    <style:style style:name="T62" style:family="text">
      <style:text-properties officeooo:rsid="00558f5f"/>
    </style:style>
    <style:style style:name="T63" style:family="text">
      <style:text-properties officeooo:rsid="0055e5ba"/>
    </style:style>
    <style:style style:name="T64" style:family="text">
      <style:text-properties officeooo:rsid="0057e4f4"/>
    </style:style>
    <style:style style:name="T65" style:family="text">
      <style:text-properties officeooo:rsid="00592e9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A fehér l<text:span text:style-name="T36">ovas könyve -</text:span></text:p>
      <text:p text:style-name="P44">XXI. <text:span text:style-name="T2">s</text:span>zázadi mágia</text:p>
      <text:table-of-content text:style-name="Sect1"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rtalomjegyzék</text:p>
          </text:index-title>
          <text:p text:style-name="P71"><text:a xlink:type="simple" xlink:href="#__RefHeading___Toc124_1979330003" text:style-name="Index_20_Link" text:visited-style-name="Index_20_Link">Előszó<text:tab/>3</text:a></text:p>
          <text:p text:style-name="P71"><text:a xlink:type="simple" xlink:href="#__RefHeading___Toc126_1979330003" text:style-name="Index_20_Link" text:visited-style-name="Index_20_Link">Ami tudvalevő az univerzumról<text:tab/>4</text:a></text:p>
          <text:p text:style-name="P79"><text:a xlink:type="simple" xlink:href="#__RefHeading___Toc128_1979330003" text:style-name="Index_20_Link" text:visited-style-name="Index_20_Link">A tisztán látás jellemzői<text:tab/>4</text:a></text:p>
          <text:p text:style-name="P79"><text:a xlink:type="simple" xlink:href="#__RefHeading___Toc130_1979330003" text:style-name="Index_20_Link" text:visited-style-name="Index_20_Link">Az univerzum és a világ<text:tab/>4</text:a></text:p>
          <text:p text:style-name="P79"><text:a xlink:type="simple" xlink:href="#__RefHeading___Toc132_1979330003" text:style-name="Index_20_Link" text:visited-style-name="Index_20_Link">A kilőtt nyíl előrehaladása<text:tab/>4</text:a></text:p>
          <text:p text:style-name="P79"><text:a xlink:type="simple" xlink:href="#__RefHeading___Toc134_1979330003" text:style-name="Index_20_Link" text:visited-style-name="Index_20_Link">A dolgok lényege<text:tab/>5</text:a></text:p>
          <text:p text:style-name="P79"><text:a xlink:type="simple" xlink:href="#__RefHeading___Toc651_1252776726" text:style-name="Index_20_Link" text:visited-style-name="Index_20_Link">Valószínűség<text:tab/>5</text:a></text:p>
          <text:p text:style-name="P79"><text:a xlink:type="simple" xlink:href="#__RefHeading___Toc136_1979330003" text:style-name="Index_20_Link" text:visited-style-name="Index_20_Link">A múlt bizonytalansága<text:tab/>6</text:a></text:p>
          <text:p text:style-name="P79"><text:a xlink:type="simple" xlink:href="#__RefHeading___Toc138_1979330003" text:style-name="Index_20_Link" text:visited-style-name="Index_20_Link">A rózsa színe<text:tab/>8</text:a></text:p>
          <text:p text:style-name="P79"><text:a xlink:type="simple" xlink:href="#__RefHeading___Toc140_1979330003" text:style-name="Index_20_Link" text:visited-style-name="Index_20_Link">Az élőlények felépítése<text:tab/>9</text:a></text:p>
          <text:p text:style-name="P79"><text:a xlink:type="simple" xlink:href="#__RefHeading___Toc142_1979330003" text:style-name="Index_20_Link" text:visited-style-name="Index_20_Link">A változás illúziója<text:tab/>9</text:a></text:p>
          <text:p text:style-name="P79"><text:a xlink:type="simple" xlink:href="#__RefHeading___Toc991_664407018" text:style-name="Index_20_Link" text:visited-style-name="Index_20_Link">Álom és valóság, idegenek és más világok<text:tab/>10</text:a></text:p>
          <text:p text:style-name="P79"><text:a xlink:type="simple" xlink:href="#__RefHeading___Toc144_1979330003" text:style-name="Index_20_Link" text:visited-style-name="Index_20_Link">Az idő<text:tab/>10</text:a></text:p>
          <text:p text:style-name="P79"><text:a xlink:type="simple" xlink:href="#__RefHeading___Toc993_664407018" text:style-name="Index_20_Link" text:visited-style-name="Index_20_Link">Jóslatok, próféciák, apokalipszis<text:tab/>10</text:a></text:p>
          <text:p text:style-name="P79"><text:a xlink:type="simple" xlink:href="#__RefHeading___Toc148_1979330003" text:style-name="Index_20_Link" text:visited-style-name="Index_20_Link">A jó és a rossz<text:tab/>10</text:a></text:p>
          <text:p text:style-name="P79"><text:a xlink:type="simple" xlink:href="#__RefHeading___Toc150_1979330003" text:style-name="Index_20_Link" text:visited-style-name="Index_20_Link">A világ teremtése<text:tab/>10</text:a></text:p>
          <text:p text:style-name="P79"><text:a xlink:type="simple" xlink:href="#__RefHeading___Toc995_664407018" text:style-name="Index_20_Link" text:visited-style-name="Index_20_Link">A végtelenség helyes fogalma<text:tab/>10</text:a></text:p>
          <text:p text:style-name="P79"><text:a xlink:type="simple" xlink:href="#__RefHeading___Toc330_1641181471" text:style-name="Index_20_Link" text:visited-style-name="Index_20_Link">A falszifikálhatóság csapdája<text:tab/>10</text:a></text:p>
          <text:p text:style-name="P71"><text:a xlink:type="simple" xlink:href="#__RefHeading___Toc152_1979330003" text:style-name="Index_20_Link" text:visited-style-name="Index_20_Link">Ami tudvalevő a világról<text:tab/>11</text:a></text:p>
          <text:p text:style-name="P79"><text:a xlink:type="simple" xlink:href="#__RefHeading___Toc653_1252776726" text:style-name="Index_20_Link" text:visited-style-name="Index_20_Link">Törvények és példázatok<text:tab/>11</text:a></text:p>
          <text:p text:style-name="P79"><text:a xlink:type="simple" xlink:href="#__RefHeading___Toc154_1979330003" text:style-name="Index_20_Link" text:visited-style-name="Index_20_Link">Népek, nemzetek és történelmük<text:tab/>12</text:a></text:p>
          <text:p text:style-name="P79"><text:a xlink:type="simple" xlink:href="#__RefHeading___Toc156_1979330003" text:style-name="Index_20_Link" text:visited-style-name="Index_20_Link">Vallásokról és hitről<text:tab/>12</text:a></text:p>
          <text:p text:style-name="P80"><text:a xlink:type="simple" xlink:href="#__RefHeading___Toc655_1252776726" text:style-name="Index_20_Link" text:visited-style-name="Index_20_Link">A szent könyvek helyes olvasása<text:tab/>12</text:a></text:p>
          <text:p text:style-name="P80"><text:a xlink:type="simple" xlink:href="#__RefHeading___Toc158_1979330003" text:style-name="Index_20_Link" text:visited-style-name="Index_20_Link">A nagy vallások és azok viszonyai<text:tab/>12</text:a></text:p>
          <text:p text:style-name="P80"><text:a xlink:type="simple" xlink:href="#__RefHeading___Toc160_1979330003" text:style-name="Index_20_Link" text:visited-style-name="Index_20_Link">Ezoterikusok, szekták és titkos társaságok<text:tab/>13</text:a></text:p>
          <text:p text:style-name="P80"><text:a xlink:type="simple" xlink:href="#__RefHeading___Toc543_1167357780" text:style-name="Index_20_Link" text:visited-style-name="Index_20_Link">Krisztus és a kinyilatkoztatások korának kérdése<text:tab/>15</text:a></text:p>
          <text:p text:style-name="P79"><text:a xlink:type="simple" xlink:href="#__RefHeading___Toc162_1979330003" text:style-name="Index_20_Link" text:visited-style-name="Index_20_Link">Populáris kultúra és média<text:tab/>16</text:a></text:p>
          <text:p text:style-name="P79"><text:a xlink:type="simple" xlink:href="#__RefHeading___Toc164_1979330003" text:style-name="Index_20_Link" text:visited-style-name="Index_20_Link">A lokalitás törvénye<text:tab/>16</text:a></text:p>
          <text:p text:style-name="P79"><text:a xlink:type="simple" xlink:href="#__RefHeading___Toc166_1979330003" text:style-name="Index_20_Link" text:visited-style-name="Index_20_Link">Tudomány<text:tab/>16</text:a></text:p>
          <text:p text:style-name="P79"><text:a xlink:type="simple" xlink:href="#__RefHeading___Toc168_1979330003" text:style-name="Index_20_Link" text:visited-style-name="Index_20_Link">Emberi- és párkapcsolatok<text:tab/>16</text:a></text:p>
          <text:p text:style-name="P80"><text:a xlink:type="simple" xlink:href="#__RefHeading___Toc325_1641181471" text:style-name="Index_20_Link" text:visited-style-name="Index_20_Link">Szeretet<text:tab/>16</text:a></text:p>
          <text:p text:style-name="P80"><text:a xlink:type="simple" xlink:href="#__RefHeading___Toc327_1641181471" text:style-name="Index_20_Link" text:visited-style-name="Index_20_Link">Szerelem<text:tab/>16</text:a></text:p>
          <text:p text:style-name="P80"><text:a xlink:type="simple" xlink:href="#__RefHeading___Toc332_1641181471" text:style-name="Index_20_Link" text:visited-style-name="Index_20_Link">Lovagiasság<text:tab/>18</text:a></text:p>
          <text:p text:style-name="P80"><text:a xlink:type="simple" xlink:href="#__RefHeading___Toc334_1641181471" text:style-name="Index_20_Link" text:visited-style-name="Index_20_Link">Segítségnyújtás és a segítő kéz elfogadása<text:tab/>18</text:a></text:p>
          <text:p text:style-name="P80"><text:a xlink:type="simple" xlink:href="#__RefHeading___Toc336_1641181471" text:style-name="Index_20_Link" text:visited-style-name="Index_20_Link">Szeretteink elvesztése<text:tab/>18</text:a></text:p>
          <text:p text:style-name="P79"><text:a xlink:type="simple" xlink:href="#__RefHeading___Toc170_1979330003" text:style-name="Index_20_Link" text:visited-style-name="Index_20_Link">Szexualitás<text:tab/>18</text:a></text:p>
          <text:p text:style-name="P79"><text:a xlink:type="simple" xlink:href="#__RefHeading___Toc172_1979330003" text:style-name="Index_20_Link" text:visited-style-name="Index_20_Link">Kísértés<text:tab/>20</text:a></text:p>
          <text:p text:style-name="P71"><text:a xlink:type="simple" xlink:href="#__RefHeading___Toc174_1979330003" text:style-name="Index_20_Link" text:visited-style-name="Index_20_Link">Alkalmazandó stratégia<text:tab/>20</text:a></text:p>
          <text:p text:style-name="P79"><text:a xlink:type="simple" xlink:href="#__RefHeading___Toc176_1979330003" text:style-name="Index_20_Link" text:visited-style-name="Index_20_Link">Az ellenség<text:tab/>20</text:a></text:p>
          <text:p text:style-name="P79"><text:a xlink:type="simple" xlink:href="#__RefHeading___Toc338_1641181471" text:style-name="Index_20_Link" text:visited-style-name="Index_20_Link">Lelki és testi önvédelem<text:tab/>20</text:a></text:p>
          <text:p text:style-name="P79"><text:a xlink:type="simple" xlink:href="#__RefHeading___Toc340_1641181471" text:style-name="Index_20_Link" text:visited-style-name="Index_20_Link">Hősiességről és bölcsességről<text:tab/>21</text:a></text:p>
          <text:p text:style-name="P79"><text:a xlink:type="simple" xlink:href="#__RefHeading___Toc182_1979330003" text:style-name="Index_20_Link" text:visited-style-name="Index_20_Link">Szeretetről és lojalitásról<text:tab/>21</text:a></text:p>
          <text:p text:style-name="P80"><text:soft-page-break/><text:a xlink:type="simple" xlink:href="#__RefHeading___Toc184_1979330003" text:style-name="Index_20_Link" text:visited-style-name="Index_20_Link">A világunk tagjainak felébresztése<text:tab/>21</text:a></text:p>
        </text:index-body>
      </text:table-of-content>
      <text:h text:style-name="P55" text:outline-level="1"/>
      <text:h text:style-name="P57" text:outline-level="1"><text:bookmark-start text:name="__RefHeading___Toc124_1979330003"/>Előszó<text:bookmark-end text:name="__RefHeading___Toc124_1979330003"/></text:h>
      <text:p text:style-name="P6">Mi az a mágia? <text:span text:style-name="T37">Milyen út az a fehér lovon ülve végbevitt dicső csatába rohanó vágra, amit Magyar magként a világra hozhatunk, hogy segítsünk győzni még a legmélyebb sötétség felett is</text:span>? <text:span text:style-name="T8">Egy életstílus, amit a Magyar kultúra és nyelv is megőrzött s talán legfontosabb feladatunk tovább őrízni egy olyan világban, ahol az igaz ember oly ritka kincs lett. Ez az út egy tanítás útja: annak a tanítása a világ népei felé, hogy becsüljék meg önmagukat, múltjukat és nemzetüket – de mégis békét hírdetve szeressék a mások népeit is.</text:span></text:p>
      <text:p text:style-name="P6">Sokan talán csodát keresnek majd ebben a könyvben, vagy varázslatot – <text:span text:style-name="T26">esetleg rossz értelemben vett nacionalista felhangokat</text:span>. A varázslat azonban nem mágia és a mágia nem varázslat! <text:span text:style-name="T26">A kincs amit nyelvünk és a vele segítségével elérhető gondolkozásmód megőríz pedig nem vér szerint, hanem a kultúra megismerése szerint öröklődik át – de a legfontosabb tanítása pont abban áll, hogy másoknak meg tudjuk mutatni, hogy van népi értékeken alapuló alternatívája annak, hogy a sokszínűséget elvesztve olvadjon az emberiség homogén masszává!</text:span> Nem adunk <text:span text:style-name="T8">majd </text:span>elő <text:span text:style-name="T8">rituálékat különböző</text:span> természetvallások<text:span text:style-name="T8">ból</text:span>, hanem az életet fogjuk megszólítani és olyan dolgokról, amelyek külsőségekről szólnak, mi <text:span text:style-name="T56">itt </text:span>nem fogunk <text:span text:style-name="T56">sok </text:span>szót ejteni. <text:span text:style-name="T7">Amit ebben a könyvben olvashatunk az nem népszerű és nem is egyszerű, de mégsem tudós közösségnek szánjuk, hanem elsősorban azoknak az embereknek, akikben a lélek még a fényesen világít, a mag pedig érintetlenül ragyogva várja, hogy igazi magosságokba törjön! Ők azok a nemzetünkben akik a földön életet tartanak. Ők azok akik miatt az ilyen módon értett „mágia” valósággá válik és csakis bennük bízunk. Nem fogunk itt tehát kitérni hosszas filozófiai viták bizonyítás jellegű eldöntésére, illetve olyan győzködésre, amely csak arra szolgál, hogy a megvetemedett mód megtévedett embernek felnyissuk a szemét. Fontos, hogy nem próbáljuk megerőszakolni környezetünket, de mentális fegyverk gyanánt néhány gondolatot azért majd átadunk. Ezt tesszük amellet, hogy a cél inkább annak a képességnek a kifejlesztése, amivel mi magunk válhatunk saját mentális fegyvereink kovácsaivá.</text:span></text:p>
      <text:p text:style-name="P10">Ez a könyv <text:span text:style-name="T8">tehát </text:span>azok<text:span text:style-name="T8">hoz</text:span> szól, akik jelenleg még magok és <text:span text:style-name="T38">a </text:span>kinyílásra várnak, <text:span text:style-name="T38">azok akik nem a múlt sérelmei és félrevezetése által meghatározott sérülések szerint látják a dolgokat, hanem még eredeti tisztaságukban. Azokhoz szól a könyv, akik</text:span> <text:span text:style-name="T27">növekedésre áhítoznak, hogy aztán ezernyi új magként megtermékenyítség az emberiséget azokkal a magvas gondolatokkal, ami a jó értékek felemelkedését szolgálja</text:span>. A tökéletes, de még ki nem nyíló virágot nem permetezik le és szórják körbe kénporral, <text:span text:style-name="T27">ezért az olvasóval szemben alkalmazott bánásmód is különbözik majd attól az érvelési módtól, amire rákényszerülhetünk az ellenséges lelki környezetben!</text:span> A mag benn<text:span text:style-name="T56">ünk</text:span> van és <text:span text:style-name="T56">a </text:span>tiszta<text:span text:style-name="T56">ság, az igaz emberség megismerésével</text:span> felövez<text:span text:style-name="T56">ve</text:span> mag<text:span text:style-name="T56">unkat</text:span> az igazi bölcs mesterként való élet<text:span text:style-name="T27">re</text:span> azokon is segíthett<text:span text:style-name="T56">ün</text:span>k, <text:span text:style-name="T56">majd tán</text:span> akik az itt leírtakat csak sokkal több, <text:span text:style-name="T27">összetettebb</text:span> magyarázat mellett értenék meg. <text:span text:style-name="T8">Ha a nemzetben csak ötvenezer igazi mágus lenne, akkor ma is legendák születnének és nem kellene arra várni, hogy mikor lesz a Magyar név, megint szép! Ezzel összehasonlítható módon, ha a világban csak ötven millió igaz mágus van, akkor reménykedhetünk, hogy a sátán még nem győzedelmeskedett, de talán ha mernénk ennél kockázatosabb állításokat tenni, a világ éppen aktuális állapotát akár egyetlen igaz ember létével is még menthetőnek nevezhetnénk ahogyan azt Isten kinyilatkoztatásaiból ismerjük. Nem mindenható pártokban, hanem a saját lelkünk felemelkedésében, alulról építkezve válthatjuk meg a hazánkat és a világot!</text:span></text:p>
      <text:p text:style-name="P11"><text:soft-page-break/>Sajnos pont elég olyan könyvet olvashatunk, ami könnyű életet ígér, vagy a fantáziánkkal játszik, <text:span text:style-name="T10">így azt javaslom örüljünk, hogy </text:span>ez a könyv nem ilyen! Aki meg<text:span text:style-name="T10">emészti</text:span> és továbbgondolja azt a bölcsességet, ami <text:span text:style-name="T9">itt megosztásra kerül nem könnyű és nem is varázslatokkal teli életre vállalkozik, hanem megerőltető hőstettekre és mágiára. A mágia – csakúgy, mint a Magyar népnév, Magor nyomán – a magból származik. Milyen egy mágus? Nem sámán és nem is varázsló, hanem olyan ember, aki veszélyesebb holtában, mint élve! Azért veszélyes holtában, mert az elpusztításához csak a lelkének a felemése árán lehet eljutni! Egy igazi mágussá válva olyan magosságos legyen az, amit ti cselekedtek, hogy ha el is vesztek, vagy népünk el is vész, tetteink és világnézetünk még akkor is feltámadhasson, ha csupán egyetlen apró elfeledett és eltemetett magva marad meg a föld alatt arra várva, hogy valaki tiszta lélekkel egyszer sok-sok ezer év múlva rátaláljon és azt magáévá, tehát saját magjává tegye!</text:span></text:p>
      <text:p text:style-name="P17">Aki Magyar az ennek a mag-filozófiának a k<text:span text:style-name="T57">u</text:span>lt<text:span text:style-name="T57">ú</text:span>rkörébe született bele és <text:span text:style-name="T28">a </text:span>feladatunk, hogy soha ne hagyjuk ezt <text:span text:style-name="T28">a tudást </text:span>veszni hagyni. Az olvasó ebben az esetben nem könnyű életet, hanem igazi harcot és büszke célt szerez magának, amelyért megéri akár meghalni is. Olyan célt, amit akkor is érdemes megpróbálni elérni, ha nagyon nehéznek, <text:span text:style-name="T28">sőt kilátástalannak</text:span> tűnik minden erőfeszítésünk. Olyan jövőt, melyet nem csak gyermekeinkre, hanem a teljes emberiségre hagyományozhatunk és szükséges is tovább-hagyományoznunk. <text:span text:style-name="T38">Olyan világba születtetünk, ahol a legtöbb nemzetek tagjai rég elvesztették már mindezt, vagy torzult nacionalizmus ártó árnyékában fullasztják – de nekünk még akkor is meg kell őrízni, ha ebbe pusztulnánk.</text:span></text:p>
      <text:p text:style-name="P12">A mágus az, aki magosságot cselekszik, „<text:span text:style-name="T10">m</text:span>ert a világon élni, csak hősként érdemes”!</text:p>
      <text:h text:style-name="P56" text:outline-level="1"><text:bookmark-start text:name="__RefHeading___Toc126_1979330003"/>Ami tudvalevő az univerzumról<text:bookmark-end text:name="__RefHeading___Toc126_1979330003"/></text:h>
      <text:h text:style-name="P58" text:outline-level="2"><text:bookmark-start text:name="__RefHeading___Toc128_1979330003"/>A tisztán látás jellemzői<text:bookmark-end text:name="__RefHeading___Toc128_1979330003"/></text:h>
      <text:h text:style-name="P58" text:outline-level="2"><text:bookmark-start text:name="__RefHeading___Toc130_1979330003"/>Az univerzum és a világ<text:bookmark-end text:name="__RefHeading___Toc130_1979330003"/></text:h>
      <text:p text:style-name="P34">TODO: Mi a különbség; párhuzamos univerzumok oximoronja</text:p>
      <text:p text:style-name="P35">Univerzum: mindenség – egység. Nincs több. Nincs univerzumon kívül semmi, mindent (még Istent is) bele kell érteni!</text:p>
      <text:p text:style-name="P35">Világ: Ez az, amit tapasztalati törvényekkel leírunk és amiben élünk. Lehet szűkebb értelemben akár egy bolygóra is fogalmaznunk így, de a teljes kozmológiai világot beleé<text:span text:style-name="T58">r</text:span>thetjük…</text:p>
      <text:p text:style-name="P35">Mi itt elsősorban az univerzum kérdéseiről és az ember azon belüli helyéről beszélünk. A világról szóló ismereteink praktikus célokat fognak szolgálni emellett természetesen.</text:p>
      <text:h text:style-name="P58" text:outline-level="2"><text:bookmark-start text:name="__RefHeading___Toc132_1979330003"/>A kilőtt nyíl előrehaladása<text:bookmark-end text:name="__RefHeading___Toc132_1979330003"/></text:h>
      <text:p text:style-name="P35">Ha kilövünk egy nyilat légüres térben mi mozgatja előre? Egyenes vonalú egyenletes mozgásban van ez<text:span text:style-name="T59">t tudjuk tanulmányaink alapján</text:span>, na de vajon mi az a kiváltó ok, ami miatt minden időpillanatban változik <text:span text:style-name="T59">a tulajdonsága</text:span> (helyzet attribútum)? Ennek ugyanis változnia kell a fizikai modelljeink szerint, ám miért változik, ha semmi ok nem hat rá? Varázslatban hiszünk hát?</text:p>
      <text:p text:style-name="P35"><text:soft-page-break/>Ismerjük fel: a modell <text:span text:style-name="T59">elnagyolt, </text:span>helytelen. A valósághoz közelebb áll <text:span text:style-name="T59">az a gondolkozásmód,</text:span> hogy a nyilat kilőttük és <text:span text:style-name="T44">ezzel cselekedtünk, okot adtunk, a mindenséget pedig így ezzel olyan helyzetbe, vagy állapotba hoztuk, mintha ezzel fel lett volna írva egy papírra, hogy mikor és hol indult el az a bizonyos nyílvessző. Ha ezek után valaki meg szeretné figyelni a nyílvesszőt, mint egy személy, akkor az elmegy, elolvassa a papírt és értelmezi azt. Megnézi a karóráján mennyi idő telt el és ő megteremt magának egy látványt, amiben a nyílvessző a megfelelő ponton helyezkedik el. Ő ezért érzékeli ott, ahol van. Nincs varázslat, ez mágia – vagyis a dolgok igazi magva. Ha ezt most értjük, akkor azt is megértjük majd, hogy a változás látszólagos.</text:span></text:p>
      <text:h text:style-name="P58" text:outline-level="2"><text:bookmark-start text:name="__RefHeading___Toc134_1979330003"/>A dolgok lényege<text:bookmark-end text:name="__RefHeading___Toc134_1979330003"/></text:h>
      <text:p text:style-name="P49">I, II, III, IV; 1, 2, 3, 4; a, b, c, d. Látjuk-e mindezekben ugyanazt az egyetlen létezőt több megjelenési formában, manifesztációban? Látjuk-e, hogy ilyen módon tud az Isten pl. emberként a világban Jézusként megjelenni? Ez ilyen egyszerű. Nem a megjelenési mód, hanem az egymásnak <text:s/>egyértelműen megfeleltethető lényeg az ami számít. Ha egy ember – teljesen hús vér ember, aki pontosan ugyan olyan, mint te és én – pontosan úgy viselkedik és pontosan azokkal a jellemzőkkel bír, amivel Isten lényege, akkor ő maga tényleg a földre szállt Isten, benne megtaláljuk Isten lényegét. Ha a szent lélekről való tanításokat nézzük, ott azt látjuk, hogy Istennek egy más megjelenési módjáról beszélünk, de megint csak ugyan arról az egyetlen létezőről gondolkozunk.</text:p>
      <text:p text:style-name="P33">TODO: Síkbeli világ és egydimenziós változat – <text:span text:style-name="T42">minden valamire való és a magasabb matematikához értő ember képes adni leképezéseket több dimenzióból, eggyel kevesebb dimenzióba. Akkor miről beszélünk a világ dimenzióit tekintve? Miért beszélünk félre? Miért gondolkozunk ennyire emberien?</text:span></text:p>
      <text:p text:style-name="P1">TODO: Mi azonos és mi különböző, <text:span text:style-name="T60">mi az hogy valamink a lényege?</text:span></text:p>
      <text:p text:style-name="P42">TODO: nem csak Istenes példák</text:p>
      <text:h text:style-name="P60" text:outline-level="2"><text:bookmark-start text:name="__RefHeading___Toc651_1252776726"/>Valószínűség<text:bookmark-end text:name="__RefHeading___Toc651_1252776726"/></text:h>
      <text:p text:style-name="P32">Aki túlzottan bízik a valószínűégszámításban és statisztikában annak a következő gondolatkísérletet ajánlom: Fogjunk két pénzérmét a két kezünkben – a pénzek legyenek teljesen azonosak. Ha egyszerre rázni kezdjük a kezeinkben a pénzt és egyszerre felmutatjuk, akkor mekkora valószínűséggel <text:span text:style-name="T61">kapunk</text:span> <text:span text:style-name="T43">pont két fejet?</text:span></text:p>
      <text:p text:style-name="P35">Egyszerű matematika. A számításhoz szükség van a kedvező esetek számára és az összes eset számára. A kedvező esetek száma 1 db – hiszen a két pénzdarab csak egyféleképpen lehet egyszerre fej. Mennyi az összes eset száma? <text:span text:style-name="T61">E</text:span>rre <text:span text:style-name="T61">itt most </text:span>két variációt is adunk:</text:p>
      <table:table table:name="Valszám" table:style-name="Valszám">
        <table:table-column table:style-name="Valszám.A"/>
        <table:table-column table:style-name="Valszám.B"/>
        <table:table-row>
          <table:table-cell table:style-name="Valszám.A1" office:value-type="string">
            <text:p text:style-name="P48">A = 4db</text:p>
          </table:table-cell>
          <table:table-cell table:style-name="Valszám.B1" office:value-type="string">
            <text:p text:style-name="P48">B = 3db</text:p>
          </table:table-cell>
        </table:table-row>
        <table:table-row>
          <table:table-cell table:style-name="Valszám.A2" office:value-type="string">
            <text:p text:style-name="P47"><text:span text:style-name="T61">FF: </text:span>fej-fej</text:p>
          </table:table-cell>
          <table:table-cell table:style-name="Valszám.B2" office:value-type="string">
            <text:p text:style-name="P47"><text:span text:style-name="T61">2F: </text:span>Két fej</text:p>
          </table:table-cell>
        </table:table-row>
        <table:table-row>
          <table:table-cell table:style-name="Valszám.A2" office:value-type="string">
            <text:p text:style-name="P47"><text:span text:style-name="T61">FI: </text:span>fej-írás</text:p>
          </table:table-cell>
          <table:table-cell table:style-name="Valszám.B2" office:value-type="string">
            <text:p text:style-name="P47"><text:span text:style-name="T61">1F1I: </text:span>Egy írás és egy fej</text:p>
          </table:table-cell>
        </table:table-row>
        <table:table-row>
          <table:table-cell table:style-name="Valszám.A2" office:value-type="string">
            <text:p text:style-name="P47"><text:span text:style-name="T61">IF: </text:span>írás-fej</text:p>
          </table:table-cell>
          <table:table-cell table:style-name="Valszám.B2" office:value-type="string">
            <text:p text:style-name="P47"><text:span text:style-name="T61">2I: </text:span>Két írás</text:p>
          </table:table-cell>
        </table:table-row>
        <table:table-row>
          <table:table-cell table:style-name="Valszám.A2" office:value-type="string">
            <text:p text:style-name="P47"><text:span text:style-name="T61">II: </text:span>írás-írás</text:p>
          </table:table-cell>
          <table:table-cell table:style-name="Valszám.B2" office:value-type="string">
            <text:p text:style-name="P46"/>
          </table:table-cell>
        </table:table-row>
      </table:table>
      <text:p text:style-name="P35">Érdemes elgondolkozni ezen, persze aki empirikusan kipróbálja, az majd rájön akkor is, hogy melyiket kell használni, ha esetleg nem tudná már most a választ, hogy ¼, vagy 1/3 a valószínűség. <text:soft-page-break/>Az elgondolkodtató dolog az egészben csupán annyi, hogy mind a kettő modellnek van látszólag létjogosultsága, mind a kettő lehetne <text:span text:style-name="T61">az, amely a valóságot leírja</text:span>. Ha majd mélyebben belegondol az olvasó, akkor esetleg eljöhet olyan idő, amíg egy hosszabb-rövidebb gondolatmenet idejéig úgy véljük, hogy tudjuk miért is kell pont azt választani amit az empirikus eredmények alapján helyesnek látunk, de ez csak felületes elbizakodottság: tényleg mind a két modell helyes lehetne, hiszen tényleg ugyanolyan pénzekről van szó, tényleg módunkban sem áll megkülönböztetni az egyiket a másiktól – de ha nem figyeljük meg őket akkor talán ez azt is jelenti, hogy akkor éppen <text:span text:style-name="T61">tényleg más esélyeket kapunk</text:span>. <text:span text:style-name="T61">Nem tudjuk igazából ellenőrízni, hogy a megfigyelés elhagyásával megváltozik-e a viselkedés, mert erre elméleti lehetőség sincsen.</text:span></text:p>
      <text:p text:style-name="P35">Nem azért történnek a dolgok a valószínűségszámítással összhangban, mert a matematika egyetemes, hanem a matematika alakult ki eredetileg empirikus megfigyelések segítségével vizsgált rendszerek hatékony támogatására. Az, hogy némely eleme, mint pl. az absztrakt algebra nagy hasonlóságot mutat metafizikai kérdésekkel, más elemei pedig mondjuk <text:span text:style-name="T61">inkább </text:span>praktikus <text:span text:style-name="T61">ismereteket </text:span>hordoznak, leginkább történelmi vonása ennek a rendszernek – nem pedig valami mélyebb igazságot tár fel. Sajnálatos, hogy úgy alakítjuk kutatásainkat, hogy az empirikus megfigyeléseink nélkül semmire se mehetünk, hiszen az empirikus tudományos módszer hiten alapuló, bizonytalan eljárás mint azt látni fogjuk. Mégis milyen sokan vannak, akik azt sem tudják, hogy milyen dolgokban hisznek, ha<text:span text:style-name="T61">nem</text:span> vakon hisznek abban, hogy a múltbeli ismereteink és az empirikus eredményeink helyesek!</text:p>
      <text:h text:style-name="P59" text:outline-level="2"><text:bookmark-start text:name="__RefHeading___Toc136_1979330003"/>A múlt bizonytalansága<text:bookmark-end text:name="__RefHeading___Toc136_1979330003"/></text:h>
      <text:p text:style-name="P1">TODO: A hit<text:span text:style-name="T41">ről és a bizonyíthatóság látszatáról… Ez tudományos szemmel nyilvánvaló, de úgy kellene leírni, hogy mindenki megértse. Példákkal, képekkel és hasonlattal talán...</text:span></text:p>
      <text:p text:style-name="P31">Olyan ember nincs, aki nem hisz. Olyan ember sajnos van, aki azt gondolja, hogy ő hit nélkül él. A tudományos világi eljárások nem hordoznak bizonyosságot, csak olyan ürességet, ami bizonyosságnak tűnik. Gondolkozzunk el a következőn: Isten megteremti a világot, de nem Ádámmal és Évával, hanem úgy, hogy minden egyes kis része az 5 másodperccel ez előtti állapotban keletkezik meg. Hat másodperccel korábban tehát nem létezne a világból semmi, 5 másodperccel ezelőtt viszont a fejeinkban élethossznyi emlékekkel teremt meg minket <text:span text:style-name="T62">a teremtő</text:span>. Ez persze direkt egy olyan gondolatkísérlet, ami sarkított – nehogy elhiggyük, <text:span text:style-name="T62">hogy ez egy komoly állítás</text:span>!</text:p>
      <text:p text:style-name="P31">Mi azonban a dolog hozadéka? Ha a világ csak öt másodperce keletkezett – pontosabban, ha annak előtte az Istenen túl semmi más nem volt része az univerzumnak és mi nekünk évezredes írott történelmünk és évtizedes emlékeink vannak erről a nem létező periódusról, akkor ilyen helyzetben mit tekinthetünk valódi információnak emlékeink közül? Nem-e hamis légvár <text:span text:style-name="T62">ilyen elképzelt feltételek között</text:span>, hogy ha elejtem a labdát, akkor <text:span text:style-name="T62">tudom: </text:span>az le fog esni?</text:p>
      <text:p text:style-name="P31">Mondhatjuk: nem, hiszen le tudjuk ellenőrízni és tényleg le is esik – <text:span text:style-name="T62">ezzel pedig megtudtuk, hogy </text:span>a feltételezéseink helyesek. Azonban nem-e lehet ezt a gondolatmenetet eljátszani akárhányszor? Milyen tudásra teszünk szert azáltal, hogy 10 másodperce leellenőríztük, hogy nem <text:span text:style-name="T62">1</text:span>5 másodperce keletkezett a világ? Hiszen a fenti sarkított eszmefuttatásban nem tudhatjuk mikor keletkezett! Ha visszakövetjük az eseményeket az ősrobbanásig, mi csak számításokat követünk végig, nem <text:soft-page-break/>feltétlenül a valóságot – ebből a példából látszik nagyon jól, hogy egy olyan feltételezéssel élünk minden egyes tudományos levezetés vagy akár kísérleti eredményen alapú érvelés esetén, ami egyáltalán nem biztos: Hogy a múlt nem bizonytalan, <text:span text:style-name="T62">hogy egyáltalán van esélyünk bízni legalább részleteiben annak, amit korábbi kísérleteink alapján tudottnak vélünk</text:span>...</text:p>
      <text:p text:style-name="P31">Ha elképzeljük a fenti helyzetet, akkor nyilvánvalóvá válik, hogy akármennyi kísérletet hajtunk végre, akárhányszor ismételjük meg a meglévő tudásunk ellenőrzését, soha nem lehetünk biztosak abban, hogy ami a fejünkben emlékként szerepel az valóságos <text:span text:style-name="T42">létező</text:span>. <text:span text:style-name="T42">Majd látni fogjuk hogy ha azonban univerzumként próbáljuk vizsgálni a közeget amiben élünk, akkor ha nem is biztos válaszokat, de megnyugtató lehetőségeket kaphatunk. Az empirikus módszer azonban az univerzum megismerésére nem alkalmzható ilyen biztonsággal, sokkal alkalmasabb megfelelő irányú hit mellett a praktikus ismeretek bővítésére és a világ jobbá tételéhez. Ahhoz, hogy a mindenséget ismerjük, már többre van szükség. Az empirikus módszereink sajnos „vakon” feltételezik a múlt megbízhatóságát és hogy „korábbi” eseményekről megbízható információink állnak rendelkezésre.</text:span></text:p>
      <text:p text:style-name="P32">Mondhatjuk: Ha nem is empirikusan, de elméleti oldalról be lehet mutatni, hogy ez az okoskodás felesleges. Matematikailag ugyanis kicsi az esélye annak, hogy <text:span text:style-name="T44">pont akkor és pont ott keletkezett az univerzum. Jajj ekkor azonban megfeledkeztünk arról, hogy vajon milyen matematikai elvek alapján dolgozunk ebben az eszmefuttatásban?! Nem olyan elvek alapján, melyeket azért tartunk célravezetőnek, mert azt képzeljünk, hogy jól modellezik a valóságot a fejünkben lévő tudás alapján? Ha ebben a rossz materiális gondolkozásmódban tobzódunk, akkor vegyük észre, hogy egy teremtő – amennyiben rosszindulató lenne – megtehetné, hogy minden pillanatban máshogyan alkot meg minket és olyan emlékekkel, ami célzottan nem megfelelő szabályrendszert mutat nekünk. Ilyen világban újra és újra csak elbuknánk – minden egyes előzetes elképzelésünk kudarcot vallana, majd miután elengedjük a labdát és az mégsem esik a földre, egy olyan más világban találnánk magunkat, ahol mondjuk felfelé repülő labdát várunk és ott egy ilyen kísérlettel az leesik a földre… Ez egy elég gonosz kis gondolatkísérlet, de elméleti síkon ettől még nagyon is elképzelhető. Gyakorlatilag ez mit is jelent? Azt, hogy ha ilyen elképzelhető, azzal egy dologban lehetünk biztosak: hogy semmiben sem lehetünk biztosak! Hiszen amennyiben pont ez az eset állna fent, akkor a valószínűségszámítás, statisztika, matematika (vagy akár a beszélt nyelvről alkotott elképzeléseink) tehát a rendelkezésünkre álló korábbi modellek és fizikai számítások mind használhatatlanok lennének, így a velük való érvelés vagyis az, hogy elméletileg minek kicsi az esélye nem számítana semmit sem. Mindezek mellett, ha ez valakit megnyugtat: tetszőlegesen nagy számosságú olyan eshetőség létezik, ahol ez a bizonytalanság fennáll. Ha tehát mindenképpen arányítani szeretnénk, akkor vegyük észre azért azt a problémát is, hogy ez még akkor se lenne túl szerencsés helyzet, ha egyébként nem tenne maga az elgondolás minden számítást feleslegessé.</text:span></text:p>
      <text:p text:style-name="P37"><text:span text:style-name="T45">További gondolat 1:</text:span> Ez a gondolatkísérlet falszifikálhatatlan. Korábban többen úgy vélték, hogy nem falszifikálható dolgokkal nem érdemes foglalkozni. A fenti példa helyes értelmezésével kiderül, hogy nagyon is megeshet, hogy egy nem falszifikálható <text:span text:style-name="T62">gondolatkísérlet, elképzelés lehetősége</text:span> olyan következményekkel jár, amely aláássa a tudományos módszereinket amennyiben fennállna. Ilyen helyzetben ha nem tudjuk kizárni, hogy ez a helyzet áll fenn, akkor olyan helyzetben vagyunk, hogy „találtunk egy lehetséges esetet, vagy mint jelen helyzetben eset-osztályt, amely<text:span text:style-name="T62">nek a</text:span> fennállása lehetséges és <text:span text:style-name="T62">a </text:span>fennálása azzal jár, hogy semmi korábbi elgondolásunk és modellünk nem marad megbízható”. Ebben a helyzetben nincs már értelme arról beszélni mi <text:soft-page-break/>bizonyítható. Érdemes tehát nem falszifikálható dolgokkal foglalkozni? Aki azt állítja, hogy ami nem falszifikálható, az mindenképpen valami olyan elmélet, aminek a világunkra nincs hatása az nagyon téved és ez egy költséges mentális tévedés!</text:p>
      <text:p text:style-name="P37"><text:span text:style-name="T45">További gondolat 2:</text:span> Ez lényegében annak a bizonyítása, hogy minden bizonytalan? Igen – <text:span text:style-name="T63">bizonyos értelemben ezt is mondhatjuk</text:span>. Ez nem paradoxon, hiszen <text:span text:style-name="T63">ezzel azt állítottuk, hogy </text:span>nem feltétlenül biztos, hogy minden bizonytalan… Egyébként pedig ez az eljárás nem azért áll itt, mert bármi köze lenne a valósághoz. Akinek van egy csöpp esze <text:span text:style-name="T47">elhiszi</text:span><text:span text:style-name="T49">, hogy a valóságban számíthatunk a múltbeli emlékeinknek legalább </text:span><text:span text:style-name="T51">a </text:span><text:span text:style-name="T49">részére – ez a gondolatkísérlet csupán annyit mutat meg, hogy ehhez hitre van szükség és hogy a hit </text:span><text:span text:style-name="T51">az egy </text:span><text:span text:style-name="T49">alapvető </text:span><text:span text:style-name="T51">emberi tulajdonság</text:span><text:span text:style-name="T49">.</text:span></text:p>
      <text:p text:style-name="P37"><text:span text:style-name="T46">További gondolat 3:</text:span><text:span text:style-name="T49"> Akkor tehát nincs szükség fizikára, természettudományokra hiszen nem tártunk fel semmit? Nem, ez nem igaz: a fent nevezett területek hasznosságát itt nem fírtattuk és nem is fogjuk. A mindenség megismerésében vannak </text:span><text:span text:style-name="T52">az </text:span><text:span text:style-name="T49">ilyen tudományoknak </text:span><text:span text:style-name="T52">bizonyos </text:span><text:span text:style-name="T49">hiányosságai a </text:span><text:span text:style-name="T52">jelenlegi</text:span><text:span text:style-name="T49"> irány</text:span><text:span text:style-name="T52">ok</text:span><text:span text:style-name="T49"> tekintetében, de a világ megismerése </text:span><text:span text:style-name="T52">is </text:span><text:span text:style-name="T49">legalább annyira fontos, mint az univerzum megismerése. </text:span><text:span text:style-name="T50">Az itt szereplő gondolatkísérlet annak a megvilágítására szolgál inkább, hogy milyen buktatói vannak annak, ha valaki a világról szóló elképzeléseket az univerzumra próbálja vonatkoztatni, </text:span><text:span text:style-name="T53">illetve hogy emberként mennyire nem vagyunk képesek elvonatkoztatni a saját életterünktől még a tudományokban sem</text:span><text:span text:style-name="T50">.</text:span></text:p>
      <text:h text:style-name="P61" text:outline-level="2"><text:bookmark-start text:name="__RefHeading___Toc138_1979330003"/>A rózsa színe<text:bookmark-end text:name="__RefHeading___Toc138_1979330003"/></text:h>
      <text:p text:style-name="P36">Azt mondhatnánk háromféle bizonyítás létezik:</text:p>
      <text:list xml:id="list3978873988876897939" text:style-name="L1">
        <text:list-item>
          <text:p text:style-name="P50">Van amit be tudunk bizonyítani mindenki számára és közzé tudjuk tenni</text:p>
        </text:list-item>
        <text:list-item>
          <text:p text:style-name="P50">Van amit be tudunk bizonyítani(magunknak), de nem tudjuk átadni a bizonyítást, mert lehetetlen.</text:p>
        </text:list-item>
        <text:list-item>
          <text:p text:style-name="P51">Van amit nem lehet bebizonyítani, vagy tagadni. Ezek falszifikálhatatlan dolgok, de mint azt láttuk, nagyon komoly hatással lehetnek az életünkre, <text:span text:style-name="T54">vagy modelljeink / módszereink helyességére és elfogadhatóságára</text:span>. <text:span text:style-name="T54">Ha olyan elméletet találunk, ami mindennel analóg, akkor pedig ha falszifikálható ha nem – megtaláltuk az univerzumot helyesen leíró elvet!</text:span></text:p>
        </text:list-item>
      </text:list>
      <text:p text:style-name="P39">Nem sok olyan dolog van, amit mindenki számára be tudunk bizonyítani, de ilyen például, hogy létezik <text:span text:style-name="T64">egyáltalán a </text:span>világmindenség. Ez mindenki számára nyilvánvaló, <text:span text:style-name="T64">de</text:span> persze még lehetnek terminológiai jellegű hitviták! Az, hogy én magam több vagyok mint egy robot, hogy önálló döntéseket hozok és szabad akaratom van – ez viszont általában már nem bizonyítható <text:span text:style-name="T65">globálisan</text:span>, hiszen bár én magam részére be tudom ezt látni, egy robot is viselkedhetne külsőleg úgy, mint én – <text:span text:style-name="T65">ő is elmondhatná magáról, hogy szabad akarattal dönt</text:span>. Ehhez hasonló probléma-osztály a nem átadható (de megszerezhető) információk köre.</text:p>
      <text:p text:style-name="P39">Egy ilyen nem átadható információ<text:span text:style-name="T65">t találunk</text:span> a mindenségben, amikor ránézünk egy piros rózsára. Ha ketten is vagyünk egymás mellett, bár elmondhatjuk a másiknak hogy piros színt látunk, de hogy pontosan mi az amit érzékelünk, azt képtelenek vagyunk megosztani egymással! Ha én úgy érzékelem a pirosat, ahogy te a kéket és egy fordított, de össze-egyeztethető színskálával dolgozva megtanultam egy egyes színek jelentését, akkor is ugyanígy fogok viselkedni. Ez az információ olyan dolog, ami megoszthatatlan másokkal. </text:p>
      <text:h text:style-name="P62" text:outline-level="2"><text:bookmark-start text:name="__RefHeading___Toc140_1979330003"/><text:soft-page-break/>Az élőlények felépítése<text:bookmark-end text:name="__RefHeading___Toc140_1979330003"/></text:h>
      <text:p text:style-name="P1">TODO: Érzékelés = teremtés</text:p>
      <text:p text:style-name="P37">Az élőlény, de minden más létező is, egy atomi és pontszerű dolog. Minden <text:span text:style-name="T65">dolog igazából </text:span>élőlény <text:span text:style-name="T65">is, mely</text:span> azáltal él, hogy új életet ad - <text:span text:style-name="T65">teremt</text:span>. Az új élet két élőlény közötti kapcsolatból származik.</text:p>
      <text:p text:style-name="P37">Minden élőlény<text:span text:style-name="T65">re igaz</text:span>, <text:span text:style-name="T65">hogy az összes </text:span>minden létező<text:span text:style-name="T65">t</text:span> „látja” és kapcsolatban áll a teljes mindenséggel, de ez a látás nem olyan látás, mint amit mi megszoktunk. Akkor ugyanis, amikor a rózsa piros színét megtapasztaljuk, akkor nem felismerjük a teremtett piros színt – hanem akkor teremt<text:span text:style-name="T65">jük meg magát ezt az érzetet</text:span>. <text:span text:style-name="T65">Az érzékelés maga a teremtés pillanatában történik meg és e</text:span>z ugyan úgy teremtés, mint amivel a mindenséget Isten első létezőként maga is <text:span text:style-name="T65">meg</text:span>teremtette. Amikor kapcsolatot alakítunk ki két létező között (<text:span text:style-name="T65">tehát esetünkben </text:span>mi magunk és a megfigyelt dol<text:span text:style-name="T65">gok</text:span> között), akkor ennek az eredménye az a teljesen egyedi és csak hozzánk, illetve a megfigyelés tárgyához kapcsolódó új létező, aminek mi az előállítását éljük át! A megtapasztalás tehát maga az élet – és a megtapasztalás egy teremtő folyamat!</text:p>
      <text:h text:style-name="P62" text:outline-level="2"><text:bookmark-start text:name="__RefHeading___Toc142_1979330003"/>A változás illúziója<text:bookmark-end text:name="__RefHeading___Toc142_1979330003"/></text:h>
      <text:p text:style-name="P37">A legtöbb, <text:span text:style-name="T65">a világmindenségről, vagy világról alkotott </text:span>modell<text:span text:style-name="T65">ünk</text:span> változással dolgozik. Elemek (pl. atomok, kvarkok, húrok, stb.) vannak a modellben és ezek komplex rendszereket alkotnak úgy, hogy az állapotaik „<text:span text:style-name="T65">időben” </text:span>változnak. Állapot lehet például helyzet, vagy viselkedés. Tehát a modelljeink általában állapotokkal dolgoznak, de ez vajon valóságos-e, vagy csupán illúzió? Szerencsésebb olyan modelleket építeni, melyben ilyen boszorkányság nem létezik: ha valami egyszer a mindenség része lett, az nem változik meg – <text:span text:style-name="T65">soha nem kerül egy létező egy új állapotba</text:span>. A változás olyan problémákat vet fel, hogy például az attribútumokat nem létezőként írjuk le, de mégis szerepeltetjük a modelljeinkben, vagy hogy olyan tereket definiálunk, amelyek absztrakt dolgokat adnak meg és a létezőkön kívül esnek <text:span text:style-name="T65">(ami nyilván botorság)</text:span>. Ezzel az illúzióval le kell számolnunk, mert tiszta modellben, változás nélkül is leírhatjuk a körülöttünk lévő közeget.</text:p>
      <text:p text:style-name="P38">Ha a változást elvetjük, akkor könnyen adódik, hogy a teremtés, illetve az új létezők létrejötte fogja megadni azt az érzetet, amivel a <text:span text:style-name="T65">hétköznapi értelemben vett </text:span>változás<text:span text:style-name="T65">okat</text:span> <text:span text:style-name="T65">meg</text:span>magyaráz<text:span text:style-name="T65">hatjuk</text:span>. Ha fel<text:span text:style-name="T65">állunk</text:span> és más szemszögből, állva olvassuk ezt a könyvet, akko<text:span text:style-name="T65">r</text:span> nem a helyzetünk változott meg, hanem ugyan azt az élményt egy kicsit más szempontból is megteremtjük és ezáltal mást élünk meg. Amit átélünk azt mind mi teremtjük, <text:span text:style-name="T65">a változás pedig úgy jelentkezik, hogy az élőlények egyfajta közös megegyezés alapján a megfelelő teremtményeket, a megfelelő módon értelmezik. Ennek a magyarázata – bár nagyon mélyen rejlik ez a folyamat a mindenség mködésében – hétköznapi hasonlattal is magyarázható: Hasonló ez ahhoz, mint amikor a kisgyermek szörnyet lát és megtanítjuk rá, hogy ezek nem részei a világunknak. Itt a példa miatt, most meg kell említenünk, hogy vannak olyan irányok, ahol ezeket a dolgokat direkt nem próbálják a gyerekeknek megtanítani, hogy nehogy elnyomjanak valami varázslatos médiumi képességet, de lehetőleg mi ne essünk ebbe az értelmezési hibába. A változás azonban abból fakad, hogy mi akik a </text:span><text:span text:style-name="T48">világot</text:span><text:span text:style-name="T65"> alkotjuk <text:s/>közösen pontosan úgy viselkedünk, ahogy a világ kommunikációs modelljében az kialakult. Azok a létezők, amelyek esetleg más világokat alkotnak, nyilvánvaló módon más rendszert alakítottak ki.</text:span></text:p>
      <text:h text:style-name="P63" text:outline-level="2"><text:bookmark-start text:name="__RefHeading___Toc991_664407018"/><text:soft-page-break/>Álom és valóság, idegenek és más világok<text:bookmark-end text:name="__RefHeading___Toc991_664407018"/></text:h>
      <text:p text:style-name="P43">TODO: mit jelent, hogy ezek is ugyan úgy létező dolgok, mint a hétköznapi élet – mégis miért nem jelent ez semmi nagyon eget rengetőt?</text:p>
      <text:p text:style-name="P43">TODO: A világok közötti utazás problémái – megkötései. Ezek miért fakadnak csupán logikus korlátokból?</text:p>
      <text:h text:style-name="P62" text:outline-level="2"><text:bookmark-start text:name="__RefHeading___Toc144_1979330003"/>Az idő<text:bookmark-end text:name="__RefHeading___Toc144_1979330003"/></text:h>
      <text:p text:style-name="P37">Az idő alatt túl sok mindent értünk. Ha jót akarunk magunknak, akkor a modelljeinkben azt választanánk időnek, hogy milyen pillanatok egymás utánisága adja meg a létező dolgok teremtését és így ezzel a mindenség mindenkori állapotát. Az időt így, ilyen absztrakt módon értelmezve paradox módon könnyebben megérthetővé válik, hogy miért is olyan hosszú a buszra való várakozás – miközben a fizikai mértékegységek szerint nem hosszabb, mint egy futbalmérkőzés mondjuk.</text:p>
      <text:h text:style-name="P70" text:outline-level="2"><text:bookmark-start text:name="__RefHeading___Toc993_664407018"/>Jóslatok, próféciák, apokalipszis<text:bookmark-end text:name="__RefHeading___Toc993_664407018"/></text:h>
      <text:p text:style-name="P53">TODO: Miért is van, hogy nem tudhatja senki, hogy mikor következik be?</text:p>
      <text:p text:style-name="P53">TODO: Hogyan él együtt a szabad akarat és a jövendölések világa? Hogyan lehetséges hogy a jövőről lehet dolgokat tudni látszólag, de mégsem beszélhetünk arról, hogy minden előre elrendeltetett? Hogyan lehet mindezt modellezni, párhuzamos lehetőségek végtelen létezése nélkül?</text:p>
      <text:h text:style-name="Heading_20_2" text:outline-level="2"><text:bookmark-start text:name="__RefHeading___Toc148_1979330003"/>A jó és a rossz<text:bookmark-end text:name="__RefHeading___Toc148_1979330003"/></text:h>
      <text:p text:style-name="P41">TODO: A rossz, az tényleg a jó hiánya – így keletkezett, de ettől még létező entitás, nem csupán üresség! Az, hogy hiány, az a dolgok megértésében játszik fontos szerepet. Ezért van, hogy nem felelhetünk rossz tettekkel a mások rossz tetteire és ezért van az, hogy nem tarthatunk haragot, de azt is így érthetjük meg, miért „hagyja” Isten (a szabad akarat kérdéskörén túl is), hogy bizonyos rossz dolgok megtörténjenek. A sátán eme hiányból született és egy létező személy, a kísértései is létezők, de a természete olyan, akár az üresség természete.</text:p>
      <text:h text:style-name="P62" text:outline-level="2"><text:bookmark-start text:name="__RefHeading___Toc150_1979330003"/>A világ teremtése<text:bookmark-end text:name="__RefHeading___Toc150_1979330003"/></text:h>
      <text:p text:style-name="P43">TODO: ábrák a kezdetekről – a világ olyan mint egy virág, vagy egy nagy fa ;-)</text:p>
      <text:p text:style-name="P43">TODO: kapcsolat a folyamatos teremtésről szóló résszel</text:p>
      <text:h text:style-name="P70" text:outline-level="2"><text:bookmark-start text:name="__RefHeading___Toc995_664407018"/>A végtelenség helyes fogalma<text:bookmark-end text:name="__RefHeading___Toc995_664407018"/></text:h>
      <text:p text:style-name="P54">TODO: A helyes modellekben nem csak változásra nincs szükség, de végtelen sok létező dolgokra sem. A végtelen sokaság mindig illúzió – a teremtés folyamatosságának a bizonyos módjait takarja.</text:p>
      <text:h text:style-name="P64" text:outline-level="2"><text:bookmark-start text:name="__RefHeading___Toc330_1641181471"/>A falszifikálhatóság csapdája<text:bookmark-end text:name="__RefHeading___Toc330_1641181471"/></text:h>
      <text:p text:style-name="P7">Aki túl sokat mozog különféle metafizikai, vagy fizikai körökben az találkozni fog a falszifikálhatóság fogalmával. Ezt a fogalmat főleg a materialisták és Istentelen emberek fogják <text:soft-page-break/>ellened fordítani, hiszen kiemelik majd, hogy csak olyan elméletek lehetnek mérvadók, melyeket (természetesen az önkényes módon definiált) tudományos módszerek szerint potencionálisan cáfolni lehet – tehát ami falszifikálható. Aki nem érti az univerzumot, az a falszifikálhatóságot keresi, hiszen abban a csapdában él, miszerint ha valamit nem ellenőrízhetünk bizonyos tudományos módszerekkel, <text:span text:style-name="T6">akkor egyrészt kell lennie ilyen eljárásokkal ellenőrízhető alternatívának, másrészt látszólag az ilyen elméletek és elgondolások a felületes szemlélő számára amolyan „nem oszt, nem szoroz” feltételezéseknek tűnnek</text:span>. A falszifikálhatóság azonban mint azt remélhetőleg már megmutattuk nem lényegi fontosságú, sőt! <text:span text:style-name="T6">Ha felfedezzük, hogy azoknak a lehetőségeknek a száma, melyek sehogy sem falszifikálhatók, de valóságosságuk nagyon is komoly következményekkel bír igen hatalmas, akkor az is fel fog tűnni, hogy a</text:span>z igazán falszifikálható dolgok száma megszámlálhatatlanul kevés – olyan kevés, hogy azt még elmondani is nehézségekbe ütközne.</text:p>
      <text:p text:style-name="P8">Nem attól lesz az univerzumról szóló ismeretünk tökéletes, mert ki lehet tűzni a cáfolatához szükséges kísérlet, vagy tapasztalás lehetséges módját, hogy majd az egekben reménykedve elvégezzük az így kapott műveleteket. Nem ettől lehetünk biztos tudásúak, ha a mindenségről valós természetét akarjuk megérteni, hanem attól, hogy úgy írja le a tudásunk a teljesés egész mindenséget, hogy nincs oly alternatíva, mely kevesebbet követelne meg, de mindent megmagyarázna (út ismerete), illetve egyáltalán nincs is más tényleges értelemmel megtöltött megoldás (válasz ismerete).</text:p>
      <text:p text:style-name="P9">Aki a falszifikálhatóságot keresi, <text:span text:style-name="T14">nem </text:span>a tökéletes megoldást keresi, így azt nem <text:span text:style-name="T13">találja </text:span>egykönnyen!</text:p>
      <text:h text:style-name="P56" text:outline-level="1"><text:bookmark-start text:name="__RefHeading___Toc152_1979330003"/>Ami tudvalevő a világról<text:bookmark-end text:name="__RefHeading___Toc152_1979330003"/></text:h>
      <text:h text:style-name="P65" text:outline-level="2"><text:bookmark-start text:name="__RefHeading___Toc653_1252776726"/>Törvények és példázatok<text:bookmark-end text:name="__RefHeading___Toc653_1252776726"/></text:h>
      <text:p text:style-name="P27">A példázatok mindig többet érnek a szabályoknál és a tiszta erkölcs is mindig értékesebb a törvények megtartásánál.</text:p>
      <text:p text:style-name="P27">TODO: manapság – nagyon bonyolult törvénykezés, több tízezer oldalnyi jogi szövegek keletkeznek évente, de vajon eléri-e mindez a célját? Egyszerű és közérthető módon kellene a törvényeket megírni inkább. A középkorban, ókorban egy paraszt ma meg tudná mondani ki lopott, míg ma a tolvajok a törvényeket kihasználják. Stb.</text:p>
      <text:p text:style-name="P27">Példázatok ereje: Jézus és a próféták is példázatokban beszélnek, mert a törvények csak tanító erővel kellene bírjanak – viszonyítási pontokat adnak számunkra. A gonosz ember talán jóvá válik azáltal, hogy megtartja a törvényeket? A jó tett talán gonosszá válik azáltal, ha valamiért törvényt szeg?</text:p>
      <text:h text:style-name="P66" text:outline-level="2"><text:bookmark-start text:name="__RefHeading___Toc154_1979330003"/><text:soft-page-break/>Népek, nemzetek és történelmük<text:bookmark-end text:name="__RefHeading___Toc154_1979330003"/></text:h>
      <text:h text:style-name="P68" text:outline-level="2"><text:bookmark-start text:name="__RefHeading___Toc156_1979330003"/>Vallásokról és hitről<text:bookmark-end text:name="__RefHeading___Toc156_1979330003"/></text:h>
      <text:h text:style-name="P72" text:outline-level="3"><text:bookmark-start text:name="__RefHeading___Toc655_1252776726"/>A szent könyvek <text:span text:style-name="T39">helyes </text:span>olvasása<text:bookmark-end text:name="__RefHeading___Toc655_1252776726"/></text:h>
      <text:p text:style-name="P27">Meg kell nyilatkoznunk a szent könyvek, szövegek olvasásának módjáról. Sajnos ahogyan azt mondani szokás: a sátán is képes idézni a bibliából, de figyelnünk kell arra, hogy ha Istennel keressük a kapcsolatot, ha vallásunk szent könyveit Isten szavaként keressük <text:span text:style-name="T39">bennük a tartalmat különben még a legszentebb könyvek tartalmát is félre tudjuk értelmezni!</text:span></text:p>
      <text:p text:style-name="P28">TODO: kifejteni ezt!</text:p>
      <text:h text:style-name="P74" text:outline-level="3"><text:bookmark-start text:name="__RefHeading___Toc158_1979330003"/>A nagy vallások és azok viszonyai<text:bookmark-end text:name="__RefHeading___Toc158_1979330003"/></text:h>
      <text:p text:style-name="P27">TODO: Közös esküvés módja, eltérések feltételes elfogadása: „ha igaz, akkor elfogadom”. Aki mélyen hisz, annak ez nem sértő!</text:p>
      <text:p text:style-name="P27">TODO: Közös és egyetlen Isten, egyetlen univerzumról szóló tanítások – érdemes felhívni a figyelmet arra, hogy mi az, amit az ember gondol hozzá a vallások tanításához. <text:span text:style-name="T39">Példa: „iszlám” (arabul al-iszlám) - „Isten akaratának való alávetés” és „muszlim” - „önmagát isten akaratának alávető”. Amikor azonban a szent szövegeket olvassuk, sajnos mai kontextusban olvassuk, így olyan tévedések és keveredések állnak elő, amiből az egyes vallások közötti konfliktusok fakadnak – holott az eredeti tartalom szerint és nyelvi jelentés szerint ilyenről szó sincs a legtöbb esetben!!! Hasonlóan lásd „Éli-Éli”, Magyar „él” és „élet” szavak, Arab „Allah” illetve az „al-” szókezdet az al-iszlám kifejezésben.</text:span></text:p>
      <text:p text:style-name="P28">TODO: Buddhizmus és az univerzumról fentebb mondottak. Leírja a létezők és a teremtés folyamatát, közös alapot biztosít a szeretettel és erkölcsökkel. A ponttá zsugorodás eszményét keresi, de ugyanabban a rendszerben és ugyanazzal a helyes és jó – helytelen és rossz rendszerben! Lélekvándorlás és reinkarnáció elvei sem feltétlen ütköznek más vallások elveivel. Ha elolvassuk mit tanítanak mindezekről a keleti vallások láthatjuk, hogy az ugyan abban az univerzumban meglévő elképzelésekről van szó, <text:span text:style-name="T40">mint amiben a többi vallás elképzelései is mozognak</text:span>! <text:span text:style-name="T40">Ezekről a fogalmakról is nagyon torzult kép áll előttünk, melybe jelenkorunkat vetítjük: Nem tanította soha senki, hogy egy újjászületett például olyan közegbe születik, mint a föld és itt keletkezik újjá, hanem ezek példázatok, melyek segítettek a kor emberének megérteni a jelenséget. Ezek a példázatok még a ma emberének is segítenek megérteni azt, amiről szó van, mert hasonlatok, de itt sokkal több szabadságot is megenged ez a kérdéskör, ha az univerzumot egyben tekintjük! Ott világossá válik, hogy nincs „újjászületés” atekintetben, hogy a létezők egyszer keletkeznek és mindörökké változatlanok, de az amit átélnek, amit közegüknek érzékelnek azáltal, hogy megteremtik igenis más lehet, változhat!</text:span></text:p>
      <text:p text:style-name="P29">TODO: Természetvallások, ausztrál bennszülöttek, ezoterikusnak tűnő, de régi törzsi vallások. Mind érzékelnek részeket a mindenség működéséből. </text:p>
      <text:p text:style-name="P29">TODO: a materializmus / „nem-hit” mint vallás – miért is tekintendő vallásnak?</text:p>
      <text:p text:style-name="P29"><text:soft-page-break/>TODO: Zsidó vallás – Jézus szerepe, elkövetett bűnök, látszólagos módon el nem érhető helyes út, mely mégis teret ad a helyes útnak! A kiigazításra szorult vallás, mely helyesen követve továbbra is a jó szolgája lehet – de nagyon veszélyes közegben létezik. Mindezt kifejteni! </text:p>
      <text:p text:style-name="P30">TODO: A legontosabb – minden vallás egy Isten teremtményét imádja. Nézzük csak meg amit fentebb az univerzumról mondtunk!</text:p>
      <text:p text:style-name="P29">TODO: Kereszténység</text:p>
      <text:p text:style-name="P29">TODO: pokol és bűnök, megbocsátás fontossága</text:p>
      <text:p text:style-name="P29">TODO: jó emberként élni – nem a pokoltól való félelemben, hanem még akkor is, ha már tudnánk és Isten személyesen mondta volna el, hogy már a pokolra kerülünk! Ez a keresztényi gondolat, nem a pokoltól való félelem, hanem a jó tett önmaga jutalmaként történő működés!</text:p>
      <text:h text:style-name="P73" text:outline-level="3"><text:bookmark-start text:name="__RefHeading___Toc160_1979330003"/><text:span text:style-name="T16">Ezoterikusok, s</text:span>zekták és titkos társaságok<text:bookmark-end text:name="__RefHeading___Toc160_1979330003"/></text:h>
      <text:p text:style-name="P19">Sokan vannak, akik azért keresik a varázslatot, mert a világból el szeretnének menekülni és el szeretnének bújni különféle dolgok elől. A<text:span text:style-name="T19">z ezoterikumok </text:span>legtöbbje <text:span text:style-name="T19">is </text:span>valami hasonló keresésen alapuló tévelygés. Nem minden szekta <text:span text:style-name="T19">és ezoterikus forrás </text:span>tekintendő káros kicsapongásnak, de ahogy azt Jézus is példabeszédeiben tanítja: minden a gyümölcséről ismerszik meg. Nagyon fontos, hogy valaki az élő <text:s/>Isten-t keresi-<text:span text:style-name="T19">e</text:span>, vagy hogy vajon nem-e igazából csak a saját ego-jának megfelelő fantáziavilágot <text:span text:style-name="T19">szeretné kivetíteni a valóság helyében</text:span>. A világmindenség a mágián alapszik, mag-elvű, de mégsem érdemes a varázslatok útját járni. Ez nem azt jelenti, hogy el kell vetnünk a természet olyan vonásait, melyek misztikus erők jelenlétét mutatják, hanem azt jelenti, hogy minden ilyen dologgal kapcsolatban úgy kell eljárnunk, ahogy egy igazi mágusnak el kell járnia. A mágia és a hit nem varázslás, sem nem kufárkodás. Akik haszonelvűen pénzt, <text:span text:style-name="T20">előnyt</text:span> csinálnak a vallási dolgokból, vagy a tartalom helyett a rituálékat részesítik előnyben majdnem mindig tévelygő bálvány-imádóknak, <text:span text:style-name="T16">illetve rosszindulatú embereknek</text:span> tekintendők! <text:span text:style-name="T16">A legnagyobb balszerencse a sok szerencsétlenség között, hogy bizonyos alkalmakkor ezek a félresikló módszerek akár jól is sikerülhetnek, be is teljesedhetnek. Ez a legtöbb esetben sajnos nem azért történik, mert a drámaian előadott „energiák”, „szellemek”, vagy egyéb entitások és a kitalált mesék helyesek, hanem vannak esetek, amikor mindez úgy van összhangban a mindenség és a lélek szabályaival, hogy ez az megfeleltetés mellékhatásként megteremti a kívánt eredményt! Hasonlatos ez ahhoz az eseményhez, amikor valakit szerencse ér egy játékban, de rossz stratégiával játszva éri azt el, vagy ahhoz a személyhez, aki felvételt nyer egy pozícióba a beszéde miatt, de később kiderül róla, hogy a tettei nem teszik alkalmassá a feladat betöltéséhez. Óvakodjatok hát attól, hogy bárki ezoterikus gondolkozásúnak tartson titeket. Amit ti képviseltek az nem rejtett tudás és nem a világ elől való menekülés. Nektek a világon belül kell megtalálnotok a magvetői szerepet, különben nem magvetők, hanem megvetettek lesztek! Ne féljétek a tudományokat, mert nem ellenségeitek azok! A tudományok és a természet ismerete nem csak a feladataitokban segít majd titeket, hanem mint az remélhetőleg kitűnik a mondottakból ezek a defenzív típusú mágia erős eszközeiként is tekinthetők. Nem a véletlen műve, hogy mindazok, akik érzelmi, neveltetési, bűnbeli vagy más okból elbújnak Isten elől, nagyon sok alkalommal a tudomány különféle eredményei mögé próbálnak bújni. A siker természetesen látszólagos és ez a folyamat rájuk nézve káros, mely a sátán manipulációja, amiből a halállal egy csapásra ki lehet szakadni, hogy mindenünket elveszítsük, de az elvetett különböző negatív magokat, mágikus behatásokat azáltal kontrollálni vagyunk képesek valamilyen fokig, hogy </text:span><text:soft-page-break/><text:span text:style-name="T16">bizonyosak vagyunk benne meddig tartanak a világ korlátai. Akárcsak egy emberi kapcsolatban, itt is nagy szerepet játszanak a határaink. Akárcsak egy kapcsolat esetén, ha biztos határokat alakítunk ki magunk körül, akkor sokkal kevésbé ingat minket a kísértés és a bűn. Aki ezt a biztonságot elveti nem bölcs az, de az sem bölcs, aki vallást alakít ki a világ szabályai körül. A világ nem azonos a mindenséggel, így ne essünk a XX. században fénykorát élő, de kihunyó materializmus csapdájába sem és annak ellenére, hogy felismerjük Istent és magvetői szerepünket, ne a varázslatot, hanem a jó dolgokat, a jó tettek lehetőségét keressük a világban!</text:span></text:p>
      <text:p text:style-name="P20">Az ezoterikus gondolatokra építő média, sarlatánok és világ elől menekülő tömegek, viszonylag békés körein túl már sokkal nagyobb problémát jelent a különféle szekták körke. Ezek is a gyümölcsükről mutatkoznak meg és bár nem feltétlenül mind rosszindulatúak, kellően veszélyesek ahhoz, hogy megfelelő távolságot tartsunk tőlük. Ha azt látjuk, hogy a gyengékre vadásznak, de erősként nem kell<text:span text:style-name="T21">ünk nekik</text:span>, vagy ha világi elvárásokat támasztanak feléd úgy, hogy annak nem világos a szerepe, akkor veszélyben vagy. A szellemi életet meg lehet élni vadhajtások keresése nélkül is! Legyen bármilyen eredeti vallásod, vagy bármilyen neveltetésed, azt keresd ami a világ világossága! A rituális szertartások másodrendűek és csupán a tartalmat hivatottak megvilágítani, a helyes életmódot segítenek megélni. Ha egy szekta a rítusok köré szerveződik és álmodozók vezetik, akkor <text:span text:style-name="T17">vakok vezetnek világtalan és süket embereket, ha pedig saját nagyméretű költségvetéssel és pénztügyi szabályokkal dominálnak benne, akkor azokkal a gonosztevőkkel van dolgod, akik maguk sem hisznek abban, amit prédikálnak. Ha egy mód van rá ne keressétek a szektákat és ne is alapítsatok szektákat még akörül sem, amit ebben a könyvben olvastok! Ha meg szeretnétek beszélni élményeiteket, tanítani akarjátok egymást a világ és a mindenség dolgairől, a magvetés módjairól, akkor járjatok össze és beszéljetek, ha kell olvassatok könyveket közösen, vagy tegyetek közösen lelki kirándulásokat, de ne alapítsatok vallási szektákat, mert mindezek az embertől származó vallások távolabb visznek titeket az egyetlen Istentől és a mennynek országától!</text:span></text:p>
      <text:p text:style-name="P21">Az ezoterikus világon és a szektákon túl meg kell még említenünk az úgy nevezett titkos társaságok körét is. Ezek a társaságok összeesküvés elméletekhez kapcsolható ilyen, vagy olyan célból létrehozott csoportok amelyek valamilyen titkos módját választják a létezésnek. Ezzel kapcsolatban azt kell tudnunk, hogy akinek nincs mitől tartania és nem fél a haláltól sem, az nem szeret titokban maradni és nincs oka rá, hogy titokban maradjon, amely ilyen szervezetek léteznek, azok viszont örömüket lelik abban, hogy lejáratható összeeküvés-elméletek alakulnak köréjük, <text:span text:style-name="T22">illetve még náluk is hihetetlenebb titkos társaságokat találnak ki az emberek félelmükben, </text:span>hiszen ezzel egyfajta védelmet nyernek mindazokkal szemben, akik kritikusan is képesek a dolgok mögé nézni és nem csak a szenzációt keresik. A világban nem csak a jó, de a gonosz erői is jelen vannak és ezért megeshet, hogy bizonyos dolgokat nektek sem szabad nyilvánosan tennetek, de hosszú távon és célként az ilyen típusú létezés tarthatatlan egy igaz, jó szándékú magvető számára! Ne alkossatok hát titkos társaságokat a világ jobbá tételére, mert <text:span text:style-name="T18">a világunk a benne élő emberek jóságának növekedése miatt fog jobbá válni, akiket titokban nagyon nehéz lesz megszólítanunk! Alkalmazzátok a titkot ahogyan azt jól lehet alkalmazni: túlélésre, rejtett magvak elvetésére és azért, hogy másokat meg ne botránkoztassatok, de ne váljon sose céllá a titok megléte, vagy a föld alatti működés! Mindemellett tartózkodjatok minden titkos társaságtól, különösen azoktól a legveszedelmesebbektől, melyek nem az emberek jobbá tételével, hanem az emberi gyarlóság kiszámíthatóságával foglalkoznak! Ha az emberek vezetésének módja a rossz tulajdonságok kiszámíthatóságán alapul, akkor máris feladtuk a sátánnal szembeni harcot, így még jó célok esetén </text:span><text:soft-page-break/><text:span text:style-name="T18">is a sötétséget támogatnánk – méghozzá annak a legveszélyesebb módjait! A titkos társaságokat mindezek mellett ne is keressük és ne akarjuk „leleplezni”. Nem ez a velük való küzdelem módja! Ezek a társaságok kivéreznek, mihelyt az emberiség bölcsessége megnövekszik – amelyek pedig ki nem véreznek, önként felfedik majd magukat hiszen rejtőzködésük okafogyottá válik! Mágusként számíthattok arra, hogy lesznek akik titokban rejtőztek és majd veletek tartanak, de ne legyetek naívak, mert olyanok is lesznek, akik csak barátaitoknak mutatják magukat, de titokban a sátán útját járják! A bölcs ember, nem számol titkos segítőkkel miközben magot vet a jövő számára, így minden segítség úgy éri majd tervét, hogy csak annál jobban biztosítja sikerünket!</text:span></text:p>
      <text:h text:style-name="P75" text:outline-level="3"><text:bookmark-start text:name="__RefHeading___Toc543_1167357780"/>Krisztus és a kinyilatkoztatások korának kérdése<text:bookmark-end text:name="__RefHeading___Toc543_1167357780"/></text:h>
      <text:p text:style-name="P18">Sokan kérdezik <text:span text:style-name="T23">maguktól</text:span>, hogy Krisztus, vagy akár a különböző próféták miért akkor jöttek el az emberek közé, amikor eljöttek és miért nem akkor, amikor például létezik <text:span text:style-name="T24">már </text:span>tömeges média, televízió, internet, újság, vagy egyáltalán fényképezés. Nem csak azért lehet jelentősége az időpontnak, mert utólag abban se lehetünk biztosak, hogy nem-e pont azért létezik még egyáltalán emberiség, mert ezek nélkül <text:span text:style-name="T25">az események nélkül </text:span>már rég a pokolban sínylődnénk, így se televíziónk, se jövőbe tekintő pozitív víziónk se lenne, hanem azért is, mert paradox módon pont így tud még egy Isten is sokkal hitelesebb lenni. Az Isten mindenhatóságát nem ássák alá az univerzális törvények, de néhány dolgot nehéz megértenünk annak a módjával kapcsolatban, ahogyan ez a mindenható jelleg a világban ki képes bontakozni. <text:span text:style-name="T15">Nem véletlen ugyanis, hogy egy jelnek, csodának, vagy akár az ártó jellegű dolgok megjelenésének is van mindig „természetes” magyarázata is – még ha az esetleg nehezen is hihető. Ahhoz, hogy egy angyal a mi világunkban jelenjen meg úgy szükséges megjelenési módot választania, hogy azzal számunkra is látszódjék. Ez bizonyos értelemben még Istenre is vonatkozhat talán, de nem azért, mert nem lenne képes másként megjelenni, hanem ha úgy jelentkezne a mi világunkban, hogy mindent amit ismerünk felborít – nem pedig emberi alakban, vagy apró jelként – akkor azzal mintegy az armaggeddont hozná el nekünk. A világot a hit és a közös lelki platform tartja egyben és az különbözteti meg a mennyországtól, pokoltól, vagy akár az olyan egyszerűbb világon (félig már) kívül eső elemektől, mint egy álom, hogy közös szertartásos alapot biztosít és minden szereplő ezen protokolláris szerepkörben mozog. Ha valami nem illeszkedik bele ebbe a szabályrendszerbe, akkor az jobb esetben talán még álomként, vagy valami absztrakt dologként jel gyanánt megjelenhet, de minél távolabb van valami attól, ami a világot alkotja, a megjelenése annál inkább vak szemekre találna. Ha ilyen feltételek mellett Istent személyesen meglátjuk, akkor kieshetünk, kiszakadhatunk a világunkból és őrültként jelenhetünk meg, vagy rosszabb esetben akár tömeges esetben a világ végét is el tudná mindez hozni talán, míg ellenkező esetben az eseményre teljesen vakok lennénk és nem is tudnánk arról, hogy bármi is lezajlott körülöttünk. Nagyon könnyen lehet, hogy ma már annyira megfigyeljük a világunk működésének minden kis részletét és annyira szerteágazó mélységben határoztuk már meg a közös alapként szolgáló szabályokat, hogy csak sokkal rejtettebb módon – vagy pedig sokkal nyíltabban és a világ törvényeit megrendítve – tudna közénk a megváltó eljutni úgy is, hogy mi is lássuk őt. Ez nem az ő erejének a korlátja, hanem mi vagyunk egy olyan tévképzet fogjai, amelynek rabjaként csak bizonyos módokon lehet velünk kommunikálni. Ez a probléma a mi korlátoltságunkból fakad és annak ellenére, hogy így is felodható, nem tudhatjuk, hogy ennek a feloldása mivel járna. Egy festőművész is rendelkezik teljes szabadsággal atekintetben, hogy a vászonra mit és hogyan fessen fel, mégis – annak ellenére, hogy bármit meg </text:span><text:soft-page-break/><text:span text:style-name="T15">tudna tenni, azért olyan kép festését választja, melyet a közönség is értelmezni képes! Mégsem mondjuk azt, hogy a közönség korlátozza a festőt abban, hogy mit tehet és mit nem. Ehhez hasonlatos módon az Isten sem veszíti el mindenhatóságát azáltal, hogy végtelen bölcsességében talán olyan módokat választ az emberekkel való érintkezésre, mely sokkal jobb annál, amint amit mi esetleg magunk a legerőteljesebbnek elképzelnénk!</text:span></text:p>
      <text:h text:style-name="Heading_20_2" text:outline-level="2"><text:bookmark-start text:name="__RefHeading___Toc162_1979330003"/><text:span text:style-name="T1">Populáris kultúra és m</text:span>édia<text:bookmark-end text:name="__RefHeading___Toc162_1979330003"/></text:h>
      <text:h text:style-name="P58" text:outline-level="2"><text:bookmark-start text:name="__RefHeading___Toc164_1979330003"/>A lokalitás törvénye<text:bookmark-end text:name="__RefHeading___Toc164_1979330003"/></text:h>
      <text:h text:style-name="P68" text:outline-level="2"><text:bookmark-start text:name="__RefHeading___Toc166_1979330003"/>Tudomány<text:bookmark-end text:name="__RefHeading___Toc166_1979330003"/></text:h>
      <text:h text:style-name="Heading_20_2" text:outline-level="2"><text:bookmark-start text:name="__RefHeading___Toc168_1979330003"/><text:span text:style-name="T2">Emberi- és p</text:span>árkapcsolatok<text:bookmark-end text:name="__RefHeading___Toc168_1979330003"/></text:h>
      <text:h text:style-name="P76" text:outline-level="3"><text:bookmark-start text:name="__RefHeading___Toc325_1641181471"/>Szeretet<text:bookmark-end text:name="__RefHeading___Toc325_1641181471"/></text:h>
      <text:p text:style-name="P2">Szeretet nélkül semminek nincs értelme se a világban, se az univerzumban. Az különbözteti meg az igazakat és a Magyart a sehonnani bitangoktól, hogy nem mond ellent a szeretetnek, nem engedi elveszni a világban és a mindenségben meglévő szeretetet és teljes szívvel őrzi azt. Az igazi mágia, magosság szükségessé teszi ellenfeleink, rosszakaróink szeretetét is ahogyan azt Jézustól tanulhatjuk. Aki dühből és haragból cselekszik – nem mágus az és nem cselekszik magosságot, hanem csak ösztöne vezérli. Sok olyan, hazafias és az értékekért kiálló embert fogunk találni, aki így tesz, de az igazak még rövid ideig se teszik félre a szeretet törvényét, hiszen ez szövi át kultúránkat. <text:span text:style-name="T3">A szeretet nem köt béklyóba, nem akadályozza az önvédelmet, nem dönt nyomorba, hanem még a küzdelmek elvesztésekor is felemel úgy, hogy egy olyan nép, mely a szeretet törvényét követve hal ki, évszázadokkal később újjáéled abban a pillanatban, amint felfedezik tettében dicsó múltját és utánozni kezdék tetteit.</text:span></text:p>
      <text:p text:style-name="P2">A szeretetben, mint a neve is mutatja „szer” rejlik tehát, az igazi szer, amit az emberek az élő Istennel való <text:span text:style-name="T3">szövetség mintájára kötnek, olyan kötelékké, amely az igaz ember minden cselekedetét átszövi és megfelelő, magosságos „tett”-eket szül.</text:span></text:p>
      <text:h text:style-name="P77" text:outline-level="3"><text:bookmark-start text:name="__RefHeading___Toc327_1641181471"/>Szerelem<text:bookmark-end text:name="__RefHeading___Toc327_1641181471"/></text:h>
      <text:p text:style-name="P3">A szeretet magosságos törvényét alkalmazók remélhetőleg maguktól, önmaguktól – tehát abból a magból, mely bennük él és csírázik ki a világra – is igaz módon állnak a szerelemhez, de mindenképpen el kell mondanunk rövid tanácsainkat erről is.</text:p>
      <text:p text:style-name="P3">A szerelem nagyon szép, de virága úgy emelkedik fel, ha nem csupán érzésként, vagy érzéki élményekként, hanem annál sokkal mélyebben éljük át. Csakúgy, mint a szeretet tartalmazza a „szer” szótövet is, azonban itt egy olyan fontos szerepben jelenik meg, ami a szerelmes mindennapjainkat is megvilágítja, igazzá teszi. A szerelem nem csupán érzelem egy mágus számára, hanem <text:span text:style-name="T4">egy olyan szer, amiért bármit képes lenne feláldozni. Akit szerelmünknek választ a lelkünk, azzal lelkünkben egy olyan szer részévé válunk, aminek a szerelem leginkább nem a megélése, hanem az alkalmazása. Ezért magosságos az a hűség, mely kitart tűzön és vízen keresztül, ezért gyönyörű úgy állni a szerelembe, hogy nem magunkért, hanem a másik fél értékei és érdemei miatt, </text:span><text:soft-page-break/><text:span text:style-name="T4">szerelmes szövetségesként akarunk a párunk mellett állni. A sátán arra csábít majd, hogy a szerelemhez hasonló, de az önzésből származó érzelmeket tápláljunk. Nem szerelem az, amely értünk van. Az igaz szerelem, onnan ismerszik meg, hogy a szerelmünk tárgyáért van bennünk meg!</text:span></text:p>
      <text:p text:style-name="P4">Óvakodjatok mindazoktól, akik a szerelemben és párkapcsolatokban is az egó szerepét, vagy a birtoklást szeretnék megjeleníteni! A modern világban olyan nézetet igyekeznek kialakítani, hogy ildomos párunk fölé emelkedni, mert mind a nők, mind a férfiak az erős embert keresik a másikban, így ha nem birtokoljuk partnerünket, akkor bizonytalanságban élünk. Boldogtalanok, akik így gondolkoznak és még nem tanulták meg az igaz szerelem képességét. Aki igaz szerelmet bír, felemeli párját akár maga fölé is.</text:p>
      <text:p text:style-name="P4">A szerelmeteket ne adjátok könnyen! Ne tartsátok magatokban, de legyetek erősek! Nem attól erős valaki, hogy másokat uralni próbál, hanem abban mutatkozik meg az ember ereje, ha értékeiért lélekben képes tenni és ha kősziklaként áll a fúvó szélben is! Ne legyetek önteltek, de ha valaki nem fogadja be a szerelmeteket, akkor ne sajnáljátok – olyan párt találtok majd, aki jobban megérdemel őnála, de ha nem is találtok, akkor is igazak lesztek.</text:p>
      <text:p text:style-name="P4">Keressetek folyamatosan és imádkozzatok! Annál nincs nagyobb öröm, mint amikor imátok meghallgatásra kerül és találkoztok azzal, akinek ti jelentitek a nap sugarait, az élet koronáját és így ti megadhatjátok az igazi boldogságot párotoknak! Akit nem az igaz lélek, hanem a birtoklás lelke vezérel, ilyenkor felbátorodik és valami még tökéletesebbet, még jobban a mi önző énünket csillogtatóbb személyek után kezdünk áhítozni. Ezt a hullámvasutat ne vállaljátok fel, mert nem az igaz szívűek útja ez, hanem a gyenge és sérült lelkeké! Legyünk hűek lelkünk választásához és elérjük a boldogságot. Aki így cselekszik kincset talál, pedig minden kincsét odaadná a másiknak – ezzel szemben cselekedni viszont olyan éretlenség, amely csak bajt hoz ránk és környezetünkre. Ha valaki szerelemmel érez felénk ne féljünk közeledni, mert ez nem az alsóbbrendűségének a jele, hanem a szív őszínte üzenete. <text:span text:style-name="T5">Vagy tán akik felé szerelmet éreztünk viszonzatlanul nem vesztették-e el a világ világosságának hősét, táltos mesék mondabéli urait és lányait? Ne féljünk azoktól sem, akik jó fiúknak, és rendes lányoknak tűnnek, mert olyan nincs, amit mi nem tapasztalhatunk, de olyan mindenképpen van, amit csak velük tapasztalhatunk a legszebben.</text:span></text:p>
      <text:p text:style-name="P5">Éljünk olyan szerelemben, amiben minden nap kedvvel imádkozunk szerelmesünk lelki és testi épségéért, azért hogy mindörökkön örökké s még azután is ebben a szerelemben lehessünk. Aki olyan embert lát meg szerelméül, ki ezt viszonozza, az a világ szerencsése! Aki ilyen párkapcsolatban éli házasságát és életét, kősziklára épült, lebonthatatlan kastélyban lakik, ahol szíve kedvesével naponta táncra kelnek magukban, míg testük-lelkük össze nem nől teljességben!</text:p>
      <text:p text:style-name="P16">Mivel a szerelem és szeretet a legfontosabb mágia a szó magosságos értelmében, így egy kicsit összetett példát is érdemes itt most adni arról is, hogy milyen az igaz szeretelem! Az igaz szerelemben élő ember lelke képes kimondani magában a következőket: „Ha a sátán elválaszt minket, akkor olyan szent életet élek, hogy az elmondhatatlan. A párom annyit ér, hogy ha a kígyó szétrombolja a kapcsolatunkat, az értékeinket, akkor érte én képes vagyok tényleg fel is adni magamat, egyenesen Istennek élni és már itt a földön olyan szentséges életben maradni, hogy ezzel a sátánon háromszor – sőt harmincháromszor, is visszaverje az ő undorító tetteit mindaz, amit hatására tisztán cselekedek majd. Tudom, hogy a szerelmem még ennél is többet ér ezért azt is tudom, hogy az Istenem nem nyerne ezen, de tudja meg ég és pokol: én soha nem esek el, engem soha meg nem törhet a gonoszság lelke!”. Fontos, hogy olyan emberrel ejtsük szerét a szerelemnek, <text:soft-page-break/>hogy ezeket tényleg így mondhassuk el saját lelkünkben. Emiatt van, hogy nem fogunk eltávolodni egymástól és nem fogunk sem elválni, sem megkeseredni, de még ha párunk verni is kezdene, vagy részegeskedne, akkor is úgy lehessünk hűek igaz döntésünkhöz, hogy saját magunknak – tehát annak a magnak, mely bennünk a fény ígéretét tartalmazza – ne ártsunk! <text:span text:style-name="T11">Nem lelki önsanyargatók, hanem igaz emberek legyünk és igaz embereket keressünk. A saját érdekünk és az emberiség érdeke is, hogy ne adjuk alább!</text:span></text:p>
      <text:h text:style-name="P78" text:outline-level="3"><text:bookmark-start text:name="__RefHeading___Toc332_1641181471"/>Lovagiasság<text:bookmark-end text:name="__RefHeading___Toc332_1641181471"/></text:h>
      <text:p text:style-name="P16">Vannak akik a lovagiasságot úgy élik meg, mintha a lovagiasságot csak a gyengével szemben gyakorolhatnánk. Nincs is nagyobb ostobaság ennél a gondolkozásmódnál! Ha valaki lovagias, akkor ne elutasítással, hanem felemelkedéssel háláljuk meg! Ha valaki megkímél egy kellemetlenségtől, vagy segít, akkor ne érezzük magunkat gyengének! Érezzük inkább azt, hogy eme cselekedet hű hálájaként az így megmaradó szabad mozgásterünket és kényelmünket arra használjuk fel, hogy még csodálatosabb dolgokat cselekedjünk! Boldog az a nő, aki képes elfogadni a lovagjának lovagiasságát, de nem önző éne miatt élvezkedik benne, hanem szeretetből és szerelemből éli meg ezt a fajta kapcsolatot <text:span text:style-name="T29">de ostoba ellenben az olyan férfi, aki dühöt táplál maga és a világ felé olyan pillanatában, amikor nem érez elég erőt a lovagiasságra</text:span>.</text:p>
      <text:h text:style-name="P78" text:outline-level="3"><text:bookmark-start text:name="__RefHeading___Toc334_1641181471"/>Segítségnyújtás és a segítő kéz elfogadása<text:bookmark-end text:name="__RefHeading___Toc334_1641181471"/></text:h>
      <text:p text:style-name="P22"><text:span text:style-name="T35">TODO: </text:span>Nyújtsunk és fogadjuk is el a segítséget!</text:p>
      <text:h text:style-name="P78" text:outline-level="3"><text:bookmark-start text:name="__RefHeading___Toc336_1641181471"/>Szeretteink elvesztése<text:bookmark-end text:name="__RefHeading___Toc336_1641181471"/></text:h>
      <text:p text:style-name="P15">TODO: Halál, vagy más által <text:span text:style-name="T12">történő elvesztés is (pl. válás, földrajzi távolság)</text:span></text:p>
      <text:h text:style-name="P68" text:outline-level="2"><text:bookmark-start text:name="__RefHeading___Toc170_1979330003"/>Szexualitás<text:bookmark-end text:name="__RefHeading___Toc170_1979330003"/></text:h>
      <text:p text:style-name="P23">A szexualitással mindenki találkozik, része az életnek, természetnek és a boldogságnak. Ezért van, hogy a populáris kultúra és a háttérben megbúvó erők egyik legnagyobb pusztítása pont a szexualitást éri. <text:span text:style-name="T30">A mágusnak látnia kell mi helyes és helytelen, mi mögött húzódnak meg érdekek és hogyan kell ehhez a témához bölcsen viszonyulni.</text:span></text:p>
      <text:p text:style-name="P24">Rögtön le is kell szögezzük: nem az önmegtartóztatás minden bölcsesség kulcsa, nem is a különféle szabályoknak való megfelelés. Ezt azért fontos már most egyértelművé tennünk, mert amikor az anyagi, materialista világ porrá hamvadó követőinek elavult gondolkozásmódjával kell ezen a területen küzdenetek, akkor ők elsősorban bigottsággal, elfojtással fognak vádaskodni – még annak ellenére is, ha világosan fejtitek ki véleményeteket! Az ellenségeitek és a tudatlanok stratégiája az szabadosságra, az egóra, az emberi gyengeségekre és a félelmekre fognak hatni, nektek ezeket kell kivédenetek mind magatokra, mind másokra vonatkozólag!</text:p>
      <text:p text:style-name="P24">A XX. század az erkölcs nélküli világ és a tévedések világa: annak a kísérlete, hogy mindent aminek komoly értéke van, megfosszanak lényegétől és lelkétő<text:span text:style-name="T31">l</text:span>. A szerelmeskedés és szex ennek megfelelően úgy anyagiasodott <text:span text:style-name="T31">el</text:span>, akárcsak a <text:span text:style-name="T31">jó </text:span>bor élvezet<text:span text:style-name="T31">ét</text:span> változ<text:span text:style-name="T31">tatják</text:span> át <text:span text:style-name="T31">ahol csak lehet</text:span> igénytelen részegeskedéssé <text:span text:style-name="T31">és érték nélkül italok, mérték nélküli fogyasztásává</text:span>. <text:span text:style-name="T31">Mindezek ellenére a fény kihunyását nem a mélyebb orgiák, vagy a szabályok elvetése – hanem ezek általános eredménye a személytelenség és lélektelenség okozzák! Ellentmondásosnak tűnhet majd a tény, de </text:span><text:soft-page-break/><text:span text:style-name="T31">a XX. század igaz szemmel nézve a szexualitás ellen zajlik: Látszólag mindenhol és minden időben találkozunk vele, de eközben a cél igazából az, hogy sehol és semmikor ne találkozhasson a ma embere a legnagyobb csodákkal és ez frusztrációt, gyengeséget – így pedig irányíthatóságot okozzon! A pornó, a mindenhol megjelenített aktusok professzionális ismerete és megfigyelése nem tapasztalttá teszi az embert, hanem gyengévé. A világot úgy állítják be számotokra, hogy ha lehet ne merjetek cselekedni, ne merjétek ti tenni meg az első lépést, hogy azt érezzétek elvárások nehezednek a vállaitokra. A legtöbben meg fogjátok tapasztalni az érzést, hogy tapasztalat nélkül értéktelenek és meztelenek vagytok, a médiában, a filmekben az elutasítás szerepe jut mindenkire aki nem követi a háttérben megalkotott társadalmi normákat. Tudnotok kell, hogy ez az érzés nem saját magatok tulajdona, hanem egy terv része, tudnotok kell, hogy ez az érzés korábban – az „elfojtások” és „bigottság” világában – nem, vagy sokkal kevésbé létezett! Na ez az, amit nem reklámoznak a sorozatokban és elfelejtenek. Ne legyetek bigottak, de szabadítsátok meg a bennetek élő lelket minden szégyenérzettől és félénkségtől: Amit éreztek az egy globális játszma része, de ha ellen tudtok álni a nyomásnak, sose féltek csak reméltek és kemények lesztek akár egy igazi harcos, akkor azok közé a kevesek közé tartoztok majd akik tényleg igazi férfiak és igazi nők.</text:span></text:p>
      <text:p text:style-name="P23">Aki úgy véli, hogy a szexualitás érték nélkül, vagy fontosság nélkül való dolog, az nagy és veszélyes tévedésben él. A szexualitás nagyon nagy értéket képvisel, de ennek az értéknek a megjelenési formája nem az átélésben manifesztálódik, hanem <text:span text:style-name="T32">az átadásában. Ha bárkinek átadod az intimitásod, bárkit ily módon magadhoz fogadsz, akkor nem ér semmit, amit adni tudsz. Ha valamely perverzió, vagy a szexualitás vezet, nem pedig az, hogy a másik fél számodra kiválasztotti rangot képvisel, akkor nem ér semmit, amit adni tudsz és bűnt követsz el. Ha egyszer eljön az, akiért képes lennél akár az életedet is feláldozni, akkor elég egyszer is elvesztened ártatlanságodat, mindörökkön örökké siratni fogod, hogy megtetted. Sajnos még az erényes is megtévelyedik. A gyarló világot látja maga körül úgy, hogy semmi esély, semmi remény nem fénylik fel évekig aztán végül kínjában „gyakorolni” kezd olyannal, aki számára nem jelent semmit, vagy akiről nem tudja mit jelent a számára. A szex nem számít, csak a szerelem – mondja az ilyen ember és elköveti a tettét. A szeretkezés tényleg nem cél, hanem egy nagyon jó mód a szerelem kifejezésére, de nagyon is számít! Soha ne értékeljük le magunkat és soha ne válasszuk szét a szerelmet, szeretetet, tiszteletet és a szeretkezést!</text:span></text:p>
      <text:p text:style-name="P25">Nem kell bűntől mentesen élnetek, de akárcsak minden másban, ebben is csakis a valóságot kapjátok, minden feleslegesen hosszúvá váló magyarázat nélkül. Ne féljetek, mert a félelem a sötétség legnagyobb eszköze! Sose féljetek semmitől, mert akkor lesztek igazi férfiak és igazi nők ha adtok magatokra. Ha a legmélyebb perverziókban van részetek se emelkedjék felül a vágy személytelen módon és még akkor is törekedjetek értéket képviselni úgy, hogy a veletek való együttléthez kiválasztottnak kelljen lenni. Ha mindezt megtartjátok, ha ahelyett, hogy különféle filmszereplők stílusát utánoznátok igazi bátorsággal, saját magatokat, félelem nélkül stabilan adjátok, akkor olyan párotok lesz, aki tényleg kiválasztotti minőséggel bír. Az igazi férfi nem fél az elutasítástól, ő sajnálkozik, ha egy nő mindezt nem érti meg. Az igazi nő mindezt megérti és nem ostoba: nem keres előre megszabott módon szeretőt, hanem minden pillanatát élvezi amit nyújtanak neki. Az igazi párkapcsolatban bárki hibázhat szeretkezés közben és senki nem fogja a másikat hibáztatni, mert számára a másik fél egy két lábon járó csodá<text:span text:style-name="T33">val ér fel</text:span>. <text:span text:style-name="T33">Ha nem féltek a hibától, akkor nincs görcs az emberben, így a legjobbat vagytok képesek nyújtani.</text:span></text:p>
      <text:p text:style-name="P26"><text:soft-page-break/>Aki a rossz nőt kívánja, általában nem tudja igazán mi a rossz. Aki a rosszfiúkat szereti az legtöbbször nem tudja milyen aki igazán rossz. Aki nem képes valakit önmagáért szeretni, hanem eljátszott szerepek miatt szereti a másikat, az nem szereti a másikat. Az intimitásban nem tiltások, hanem példák vezessenek. Az ostoba ember a példákat megszorításnak értelmezi, holott ezek az ember javát szolgálják. Amikor hibát követsz el és visszatekintesz, akkor megérted őket. Az igazi bölcs akkor is megérti mindezeket, ha nem követ el hibát és átlát az ellentmondásokon: mindaz ami itt írva van semmitől sem foszt meg titeket, hanem abban igyekszik példamutatást adni, hogy<text:span text:style-name="T34">an tudtok értéket adni annak, ami az intimitással kapcsolatos. Bármilyen vágyakkal is rendelkeztek, arra mindig van mód, hogy keressétek az értékeset. Ha rátaláltok, akkor a szemébe nevethettek bármely szabadelvűnek és tévelygőnek – ha valaki megérti mindazt, amit mondtam, akkor tudja hogy a szabadosság az egyetlen módja annak, hogy olyan csapdába essünk, melyben valami elérhetetlenné válik számunkra. Azért igyekeznek mindent kipróbálni egyesek, mert vannak olyan dolgok, amiket mindörökkön örökké elveszni látnak már.</text:span></text:p>
      <text:h text:style-name="Heading_20_2" text:outline-level="2"><text:bookmark-start text:name="__RefHeading___Toc172_1979330003"/>Kísértés<text:bookmark-end text:name="__RefHeading___Toc172_1979330003"/></text:h>
      <text:h text:style-name="P56" text:outline-level="1"><text:bookmark-start text:name="__RefHeading___Toc174_1979330003"/>Alkalmazandó stratégia<text:bookmark-end text:name="__RefHeading___Toc174_1979330003"/></text:h>
      <text:h text:style-name="P69" text:outline-level="2"><text:bookmark-start text:name="__RefHeading___Toc176_1979330003"/>Az ellenség<text:bookmark-end text:name="__RefHeading___Toc176_1979330003"/></text:h>
      <text:p text:style-name="P13">TODO: kik és milyen fegyverekkel, milyen módon?</text:p>
      <text:p text:style-name="P14">TODO: Ne felejtsük el, hogy ha elég magas szinten űzzük a mágiát, akkor eltörölhetnek a föld színéről és mi még a Románok ivadékai közül is Magyarokat támaszthatunk ezer év múlva, míg azok, akik minket elpusztítani igyekeznek, erre képtelenek és így halandók! <text:span text:style-name="T55">Nem azt jelenti Magyarnak lenni, hogy vér szerint, vagy magasabb rendűség szerint valakik felett állunk, hanem hogy úgy kell cselekednünk, hogy másokat is a saját nemzetük, kultúrájuk és az igazság szeretetére neveljük. Hogy segítsünk még a nehezen elfogadható igazságban is megtalálni számukra a megnyugvást és hogy érezzék: nem félniük kell, hanem barátként tanulnunk egymástól még ha ártottak is minekünk!</text:span></text:p>
      <text:h text:style-name="Heading_20_2" text:outline-level="2"><text:bookmark-start text:name="__RefHeading___Toc338_1641181471"/>Lelki és testi önvédelem<text:bookmark-end text:name="__RefHeading___Toc338_1641181471"/></text:h>
      <text:p text:style-name="P40">TODO: A lelki sokkal fontosabb</text:p>
      <text:h text:style-name="Heading_20_2" text:outline-level="2"><text:bookmark-start text:name="__RefHeading___Toc340_1641181471"/><text:soft-page-break/>Hősiességről és bölcsességről<text:bookmark-end text:name="__RefHeading___Toc340_1641181471"/></text:h>
      <text:h text:style-name="P69" text:outline-level="2"><text:bookmark-start text:name="__RefHeading___Toc182_1979330003"/>Szeretetről és lojalitásról<text:bookmark-end text:name="__RefHeading___Toc182_1979330003"/></text:h>
      <text:h text:style-name="P74" text:outline-level="3"><text:bookmark-start text:name="__RefHeading___Toc184_1979330003"/>A világunk tagjainak felébresztése<text:bookmark-end text:name="__RefHeading___Toc184_1979330003"/></text:h>
      <text:h text:style-name="Heading_20_3" text:outline-level="3"/>
      <text:h text:style-name="Heading_20_2" text:outline-level="2"/>
      <text:h text:style-name="P67" text:outline-level="2"/>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hu" fo:country="H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Thier</meta:initial-creator>
    <meta:creation-date>2016-08-07T22:46:41.348883659</meta:creation-date>
    <dc:date>2017-03-14T11:41:07.006533123</dc:date>
    <dc:creator>Richard Thier</dc:creator>
    <meta:editing-duration>PT2H49M16S</meta:editing-duration>
    <meta:editing-cycles>58</meta:editing-cycles>
    <meta:generator>LibreOffice/5.1.2.2$Linux_x86 LibreOffice_project/10m0$Build-2</meta:generator>
    <meta:document-statistic meta:table-count="1" meta:image-count="0" meta:object-count="0" meta:page-count="21" meta:paragraph-count="190" meta:word-count="8594" meta:character-count="59083" meta:non-whitespace-character-count="50604"/>
  </office:meta>
</office:document-meta>
</file>